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Arial Rounded MT Bold" fo:font-size="16pt" style:text-underline-style="solid" style:text-underline-width="auto" style:text-underline-color="#800000" style:font-size-asian="16pt" style:font-size-complex="16pt" style:font-relief="none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 style:data-style-name="N118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n_Cos_Data" table:style-name="ta1" table:print="false">
        <table:table-column table:style-name="co1" table:number-columns-repeated="2" table:default-cell-style-name="Default"/>
        <table:table-column table:style-name="co1" table:number-columns-repeated="7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table:number-columns-spanned="10" table:number-rows-spanned="2">
            <text:p>Linear Interpolation of the Sine and Cosine Function</text:p>
          </table:table-cell>
          <table:covered-table-cell table:number-columns-repeated="9" table:style-name="Default"/>
        </table:table-row>
        <table:table-row table:style-name="ro1">
          <table:table-cell table:number-columns-repeated="2"/>
          <table:covered-table-cell table:number-columns-repeated="10" table:style-name="Default"/>
        </table:table-row>
        <table:table-row table:style-name="ro1">
          <table:table-cell table:number-columns-repeated="2"/>
          <table:table-cell table:style-name="Default" table:number-columns-repeated="10"/>
        </table:table-row>
        <table:table-row table:style-name="ro2">
          <table:table-cell table:number-columns-repeated="2"/>
          <table:table-cell table:style-name="ce2" office:value-type="string">
            <text:p>Theta</text:p>
          </table:table-cell>
          <table:table-cell table:style-name="Default" office:value-type="string">
            <text:p>Theta</text:p>
          </table:table-cell>
          <table:table-cell table:style-name="Default" office:value-type="string">
            <text:p>Sin</text:p>
          </table:table-cell>
          <table:table-cell table:style-name="Default" office:value-type="string">
            <text:p>Cos</text:p>
          </table:table-cell>
          <table:table-cell table:style-name="Default" office:value-type="string">
            <text:p>Interp.</text:p>
          </table:table-cell>
          <table:table-cell table:style-name="Default" office:value-type="string">
            <text:p>Interp.</text:p>
          </table:table-cell>
          <table:table-cell table:style-name="Default" office:value-type="string">
            <text:p>Error Diff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Error Diff</text:p>
          </table:table-cell>
          <table:table-cell table:style-name="Default" office:value-type="string">
            <text:p>Error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Deg</text:p>
          </table:table-cell>
          <table:table-cell table:style-name="Default" office:value-type="string">
            <text:p>Rad</text:p>
          </table:table-cell>
          <table:table-cell table:style-name="Default" table:number-columns-repeated="2"/>
          <table:table-cell table:style-name="Default" office:value-type="string">
            <text:p>Sin</text:p>
          </table:table-cell>
          <table:table-cell table:style-name="Default" office:value-type="string">
            <text:p>Cos</text:p>
          </table:table-cell>
          <table:table-cell table:number-columns-repeated="2" table:style-name="Default" office:value-type="string">
            <text:p>Sin</text:p>
          </table:table-cell>
          <table:table-cell table:number-columns-repeated="2" table:style-name="Default" office:value-type="string">
            <text:p>Cos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office:value-type="float" office:value="0">
            <text:p>0.00000</text:p>
          </table:table-cell>
          <table:table-cell table:formula="of:=RADIANS([.C8])" office:value-type="float" office:value="0">
            <text:p>0.00000</text:p>
          </table:table-cell>
          <table:table-cell table:formula="of:=SIN([.D8])" office:value-type="float" office:value="0">
            <text:p>0.00000</text:p>
          </table:table-cell>
          <table:table-cell table:formula="of:=COS([.D8])" office:value-type="float" office:value="1">
            <text:p>1.00000</text:p>
          </table:table-cell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float" office:value="5">
            <text:p>5.00000</text:p>
          </table:table-cell>
          <table:table-cell table:formula="of:=RADIANS([.C9])" office:value-type="float" office:value="0.0872664625997165">
            <text:p>0.08727</text:p>
          </table:table-cell>
          <table:table-cell table:formula="of:=SIN([.D9])" office:value-type="float" office:value="0.0871557427476582">
            <text:p>0.08716</text:p>
          </table:table-cell>
          <table:table-cell table:formula="of:=COS([.D9])" office:value-type="float" office:value="0.996194698091746">
            <text:p>0.99619</text:p>
          </table:table-cell>
          <table:table-cell table:formula="of:=[.E8]+([.E10]-[.E8])*(([.D9]-[.D8])/([.D10]-[.D8]))" office:value-type="float" office:value="0.0868240888334652">
            <text:p>0.08682</text:p>
          </table:table-cell>
          <table:table-cell table:formula="of:=[.F8]+([.F10]-[.F8])*(([.D9]-[.D8])/([.D10]-[.D8]))" office:value-type="float" office:value="0.992403876506104">
            <text:p>0.99240</text:p>
          </table:table-cell>
          <table:table-cell table:formula="of:=[.E9]-[.G9]" office:value-type="float" office:value="0.000331653914193">
            <text:p>0.00033</text:p>
          </table:table-cell>
          <table:table-cell table:formula="of:=([.E9]-[.G9])/[.E9]" office:value-type="percentage" office:value="0.00380530190825448">
            <text:p>0.38%</text:p>
          </table:table-cell>
          <table:table-cell table:formula="of:=[.F9]-[.H9]" office:value-type="float" office:value="0.00379082158564148">
            <text:p>0.00379</text:p>
          </table:table-cell>
          <table:table-cell table:formula="of:=([.F9]-[.H9])/[.F9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10">
            <text:p>10.00000</text:p>
          </table:table-cell>
          <table:table-cell table:formula="of:=RADIANS([.C10])" office:value-type="float" office:value="0.174532925199433">
            <text:p>0.17453</text:p>
          </table:table-cell>
          <table:table-cell table:formula="of:=SIN([.D10])" office:value-type="float" office:value="0.17364817766693">
            <text:p>0.17365</text:p>
          </table:table-cell>
          <table:table-cell table:formula="of:=COS([.D10])" office:value-type="float" office:value="0.984807753012208">
            <text:p>0.98481</text:p>
          </table:table-cell>
          <table:table-cell table:formula="of:=[.E9]+([.E11]-[.E9])*(([.D10]-[.D9])/([.D11]-[.D9]))" office:value-type="float" office:value="0.172987393925089">
            <text:p>0.17299</text:p>
          </table:table-cell>
          <table:table-cell table:formula="of:=[.F9]+([.F11]-[.F9])*(([.D10]-[.D9])/([.D11]-[.D9]))" office:value-type="float" office:value="0.981060262190407">
            <text:p>0.98106</text:p>
          </table:table-cell>
          <table:table-cell table:formula="of:=[.E10]-[.G10]" office:value-type="float" office:value="0.000660783741840865">
            <text:p>0.00066</text:p>
          </table:table-cell>
          <table:table-cell table:formula="of:=([.E10]-[.G10])/[.E10]" office:value-type="percentage" office:value="0.00380530190825437">
            <text:p>0.38%</text:p>
          </table:table-cell>
          <table:table-cell table:formula="of:=[.F10]-[.H10]" office:value-type="float" office:value="0.00374749082180115">
            <text:p>0.00375</text:p>
          </table:table-cell>
          <table:table-cell table:formula="of:=([.F10]-[.H10])/[.F10]" office:value-type="percentage" office:value="0.00380530190825446">
            <text:p>0.38%</text:p>
          </table:table-cell>
        </table:table-row>
        <table:table-row table:style-name="ro1">
          <table:table-cell table:number-columns-repeated="2"/>
          <table:table-cell office:value-type="float" office:value="15">
            <text:p>15.00000</text:p>
          </table:table-cell>
          <table:table-cell table:formula="of:=RADIANS([.C11])" office:value-type="float" office:value="0.261799387799149">
            <text:p>0.26180</text:p>
          </table:table-cell>
          <table:table-cell table:formula="of:=SIN([.D11])" office:value-type="float" office:value="0.258819045102521">
            <text:p>0.25882</text:p>
          </table:table-cell>
          <table:table-cell table:formula="of:=COS([.D11])" office:value-type="float" office:value="0.965925826289068">
            <text:p>0.96593</text:p>
          </table:table-cell>
          <table:table-cell table:formula="of:=[.E10]+([.E12]-[.E10])*(([.D11]-[.D10])/([.D12]-[.D10]))" office:value-type="float" office:value="0.257834160496299">
            <text:p>0.25783</text:p>
          </table:table-cell>
          <table:table-cell table:formula="of:=[.F10]+([.F12]-[.F10])*(([.D11]-[.D10])/([.D12]-[.D10]))" office:value-type="float" office:value="0.962250186899058">
            <text:p>0.96225</text:p>
          </table:table-cell>
          <table:table-cell table:formula="of:=[.E11]-[.G11]" office:value-type="float" office:value="0.000984884606221259">
            <text:p>0.00098</text:p>
          </table:table-cell>
          <table:table-cell table:formula="of:=([.E11]-[.G11])/[.E11]" office:value-type="percentage" office:value="0.00380530190825461">
            <text:p>0.38%</text:p>
          </table:table-cell>
          <table:table-cell table:formula="of:=[.F11]-[.H11]" office:value-type="float" office:value="0.00367563939001003">
            <text:p>0.00368</text:p>
          </table:table-cell>
          <table:table-cell table:formula="of:=([.F11]-[.H11])/[.F11]" office:value-type="percentage" office:value="0.00380530190825443">
            <text:p>0.38%</text:p>
          </table:table-cell>
        </table:table-row>
        <table:table-row table:style-name="ro1">
          <table:table-cell table:number-columns-repeated="2"/>
          <table:table-cell office:value-type="float" office:value="20">
            <text:p>20.00000</text:p>
          </table:table-cell>
          <table:table-cell table:formula="of:=RADIANS([.C12])" office:value-type="float" office:value="0.349065850398866">
            <text:p>0.34907</text:p>
          </table:table-cell>
          <table:table-cell table:formula="of:=SIN([.D12])" office:value-type="float" office:value="0.342020143325669">
            <text:p>0.34202</text:p>
          </table:table-cell>
          <table:table-cell table:formula="of:=COS([.D12])" office:value-type="float" office:value="0.939692620785908">
            <text:p>0.93969</text:p>
          </table:table-cell>
          <table:table-cell table:formula="of:=[.E11]+([.E13]-[.E11])*(([.D12]-[.D11])/([.D13]-[.D11]))" office:value-type="float" office:value="0.34071865342161">
            <text:p>0.34072</text:p>
          </table:table-cell>
          <table:table-cell table:formula="of:=[.F11]+([.F13]-[.F11])*(([.D12]-[.D11])/([.D13]-[.D11]))" office:value-type="float" office:value="0.936116806662859">
            <text:p>0.93612</text:p>
          </table:table-cell>
          <table:table-cell table:formula="of:=[.E12]-[.G12]" office:value-type="float" office:value="0.00130148990405859">
            <text:p>0.00130</text:p>
          </table:table-cell>
          <table:table-cell table:formula="of:=([.E12]-[.G12])/[.E12]" office:value-type="percentage" office:value="0.00380530190825435">
            <text:p>0.38%</text:p>
          </table:table-cell>
          <table:table-cell table:formula="of:=[.F12]-[.H12]" office:value-type="float" office:value="0.0035758141230493">
            <text:p>0.00358</text:p>
          </table:table-cell>
          <table:table-cell table:formula="of:=([.F12]-[.H12])/[.F12]" office:value-type="percentage" office:value="0.00380530190825451">
            <text:p>0.38%</text:p>
          </table:table-cell>
        </table:table-row>
        <table:table-row table:style-name="ro1">
          <table:table-cell table:number-columns-repeated="2"/>
          <table:table-cell office:value-type="float" office:value="25">
            <text:p>25.00000</text:p>
          </table:table-cell>
          <table:table-cell table:formula="of:=RADIANS([.C13])" office:value-type="float" office:value="0.436332312998582">
            <text:p>0.43633</text:p>
          </table:table-cell>
          <table:table-cell table:formula="of:=SIN([.D13])" office:value-type="float" office:value="0.422618261740699">
            <text:p>0.42262</text:p>
          </table:table-cell>
          <table:table-cell table:formula="of:=COS([.D13])" office:value-type="float" office:value="0.90630778703665">
            <text:p>0.90631</text:p>
          </table:table-cell>
          <table:table-cell table:formula="of:=[.E12]+([.E14]-[.E12])*(([.D13]-[.D12])/([.D14]-[.D12]))" office:value-type="float" office:value="0.421010071662834">
            <text:p>0.42101</text:p>
          </table:table-cell>
          <table:table-cell table:formula="of:=[.F12]+([.F14]-[.F12])*(([.D13]-[.D12])/([.D14]-[.D12]))" office:value-type="float" office:value="0.902859012285174">
            <text:p>0.90286</text:p>
          </table:table-cell>
          <table:table-cell table:formula="of:=[.E13]-[.G13]" office:value-type="float" office:value="0.00160819007786511">
            <text:p>0.00161</text:p>
          </table:table-cell>
          <table:table-cell table:formula="of:=([.E13]-[.G13])/[.E13]" office:value-type="percentage" office:value="0.00380530190825457">
            <text:p>0.38%</text:p>
          </table:table-cell>
          <table:table-cell table:formula="of:=[.F13]-[.H13]" office:value-type="float" office:value="0.00344877475147642">
            <text:p>0.00345</text:p>
          </table:table-cell>
          <table:table-cell table:formula="of:=([.F13]-[.H13])/[.F13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30">
            <text:p>30.00000</text:p>
          </table:table-cell>
          <table:table-cell table:formula="of:=RADIANS([.C14])" office:value-type="float" office:value="0.523598775598299">
            <text:p>0.52360</text:p>
          </table:table-cell>
          <table:table-cell table:formula="of:=SIN([.D14])" office:value-type="float" office:value="0.5">
            <text:p>0.50000</text:p>
          </table:table-cell>
          <table:table-cell table:formula="of:=COS([.D14])" office:value-type="float" office:value="0.866025403784439">
            <text:p>0.86603</text:p>
          </table:table-cell>
          <table:table-cell table:formula="of:=[.E13]+([.E15]-[.E13])*(([.D14]-[.D13])/([.D15]-[.D13]))" office:value-type="float" office:value="0.498097349045873">
            <text:p>0.49810</text:p>
          </table:table-cell>
          <table:table-cell table:formula="of:=[.F13]+([.F15]-[.F13])*(([.D14]-[.D13])/([.D15]-[.D13]))" office:value-type="float" office:value="0.862729915662821">
            <text:p>0.86273</text:p>
          </table:table-cell>
          <table:table-cell table:formula="of:=[.E14]-[.G14]" office:value-type="float" office:value="0.00190265095412723">
            <text:p>0.00190</text:p>
          </table:table-cell>
          <table:table-cell table:formula="of:=([.E14]-[.G14])/[.E14]" office:value-type="percentage" office:value="0.00380530190825446">
            <text:p>0.38%</text:p>
          </table:table-cell>
          <table:table-cell table:formula="of:=[.F14]-[.H14]" office:value-type="float" office:value="0.00329548812161784">
            <text:p>0.00330</text:p>
          </table:table-cell>
          <table:table-cell table:formula="of:=([.F14]-[.H14])/[.F14]" office:value-type="percentage" office:value="0.00380530190825455">
            <text:p>0.38%</text:p>
          </table:table-cell>
        </table:table-row>
        <table:table-row table:style-name="ro1">
          <table:table-cell table:number-columns-repeated="2"/>
          <table:table-cell office:value-type="float" office:value="35">
            <text:p>35.00000</text:p>
          </table:table-cell>
          <table:table-cell table:formula="of:=RADIANS([.C15])" office:value-type="float" office:value="0.610865238198015">
            <text:p>0.61087</text:p>
          </table:table-cell>
          <table:table-cell table:formula="of:=SIN([.D15])" office:value-type="float" office:value="0.573576436351046">
            <text:p>0.57358</text:p>
          </table:table-cell>
          <table:table-cell table:formula="of:=COS([.D15])" office:value-type="float" office:value="0.819152044288992">
            <text:p>0.81915</text:p>
          </table:table-cell>
          <table:table-cell table:formula="of:=[.E14]+([.E16]-[.E14])*(([.D15]-[.D14])/([.D16]-[.D14]))" office:value-type="float" office:value="0.57139380484327">
            <text:p>0.57139</text:p>
          </table:table-cell>
          <table:table-cell table:formula="of:=[.F14]+([.F16]-[.F14])*(([.D15]-[.D14])/([.D16]-[.D14]))" office:value-type="float" office:value="0.816034923451708">
            <text:p>0.81603</text:p>
          </table:table-cell>
          <table:table-cell table:formula="of:=[.E15]-[.G15]" office:value-type="float" office:value="0.00218263150777642">
            <text:p>0.00218</text:p>
          </table:table-cell>
          <table:table-cell table:formula="of:=([.E15]-[.G15])/[.E15]" office:value-type="percentage" office:value="0.00380530190825445">
            <text:p>0.38%</text:p>
          </table:table-cell>
          <table:table-cell table:formula="of:=[.F15]-[.H15]" office:value-type="float" office:value="0.00311712083728344">
            <text:p>0.00312</text:p>
          </table:table-cell>
          <table:table-cell table:formula="of:=([.F15]-[.H15])/[.F15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40">
            <text:p>40.00000</text:p>
          </table:table-cell>
          <table:table-cell table:formula="of:=RADIANS([.C16])" office:value-type="float" office:value="0.698131700797732">
            <text:p>0.69813</text:p>
          </table:table-cell>
          <table:table-cell table:formula="of:=SIN([.D16])" office:value-type="float" office:value="0.642787609686539">
            <text:p>0.64279</text:p>
          </table:table-cell>
          <table:table-cell table:formula="of:=COS([.D16])" office:value-type="float" office:value="0.766044443118978">
            <text:p>0.76604</text:p>
          </table:table-cell>
          <table:table-cell table:formula="of:=[.E15]+([.E17]-[.E15])*(([.D16]-[.D15])/([.D17]-[.D15]))" office:value-type="float" office:value="0.640341608768797">
            <text:p>0.64034</text:p>
          </table:table-cell>
          <table:table-cell table:formula="of:=[.F15]+([.F17]-[.F15])*(([.D16]-[.D15])/([.D17]-[.D15]))" office:value-type="float" office:value="0.76312941273777">
            <text:p>0.76313</text:p>
          </table:table-cell>
          <table:table-cell table:formula="of:=[.E16]-[.G16]" office:value-type="float" office:value="0.0024460009177425">
            <text:p>0.00245</text:p>
          </table:table-cell>
          <table:table-cell table:formula="of:=([.E16]-[.G16])/[.E16]" office:value-type="percentage" office:value="0.00380530190825444">
            <text:p>0.38%</text:p>
          </table:table-cell>
          <table:table-cell table:formula="of:=[.F16]-[.H16]" office:value-type="float" office:value="0.00291503038120833">
            <text:p>0.00292</text:p>
          </table:table-cell>
          <table:table-cell table:formula="of:=([.F16]-[.H16])/[.F16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45">
            <text:p>45.00000</text:p>
          </table:table-cell>
          <table:table-cell table:formula="of:=RADIANS([.C17])" office:value-type="float" office:value="0.785398163397448">
            <text:p>0.78540</text:p>
          </table:table-cell>
          <table:table-cell table:formula="of:=SIN([.D17])" office:value-type="float" office:value="0.707106781186547">
            <text:p>0.70711</text:p>
          </table:table-cell>
          <table:table-cell table:formula="of:=COS([.D17])" office:value-type="float" office:value="0.707106781186548">
            <text:p>0.70711</text:p>
          </table:table-cell>
          <table:table-cell table:formula="of:=[.E16]+([.E18]-[.E16])*(([.D17]-[.D16])/([.D18]-[.D16]))" office:value-type="float" office:value="0.704416026402759">
            <text:p>0.70442</text:p>
          </table:table-cell>
          <table:table-cell table:formula="of:=[.F16]+([.F18]-[.F16])*(([.D17]-[.D16])/([.D18]-[.D16]))" office:value-type="float" office:value="0.704416026402759">
            <text:p>0.70442</text:p>
          </table:table-cell>
          <table:table-cell table:formula="of:=[.E17]-[.G17]" office:value-type="float" office:value="0.00269075478378888">
            <text:p>0.00269</text:p>
          </table:table-cell>
          <table:table-cell table:formula="of:=([.E17]-[.G17])/[.E17]" office:value-type="percentage" office:value="0.00380530190825453">
            <text:p>0.38%</text:p>
          </table:table-cell>
          <table:table-cell table:formula="of:=[.F17]-[.H17]" office:value-type="float" office:value="0.00269075478378888">
            <text:p>0.00269</text:p>
          </table:table-cell>
          <table:table-cell table:formula="of:=([.F17]-[.H17])/[.F17]" office:value-type="percentage" office:value="0.00380530190825453">
            <text:p>0.38%</text:p>
          </table:table-cell>
        </table:table-row>
        <table:table-row table:style-name="ro1">
          <table:table-cell table:number-columns-repeated="2"/>
          <table:table-cell office:value-type="float" office:value="50">
            <text:p>50.00000</text:p>
          </table:table-cell>
          <table:table-cell table:formula="of:=RADIANS([.C18])" office:value-type="float" office:value="0.872664625997165">
            <text:p>0.87266</text:p>
          </table:table-cell>
          <table:table-cell table:formula="of:=SIN([.D18])" office:value-type="float" office:value="0.766044443118978">
            <text:p>0.76604</text:p>
          </table:table-cell>
          <table:table-cell table:formula="of:=COS([.D18])" office:value-type="float" office:value="0.642787609686539">
            <text:p>0.64279</text:p>
          </table:table-cell>
          <table:table-cell table:formula="of:=[.E17]+([.E19]-[.E17])*(([.D18]-[.D17])/([.D19]-[.D17]))" office:value-type="float" office:value="0.76312941273777">
            <text:p>0.76313</text:p>
          </table:table-cell>
          <table:table-cell table:formula="of:=[.F17]+([.F19]-[.F17])*(([.D18]-[.D17])/([.D19]-[.D17]))" office:value-type="float" office:value="0.640341608768797">
            <text:p>0.64034</text:p>
          </table:table-cell>
          <table:table-cell table:formula="of:=[.E18]-[.G18]" office:value-type="float" office:value="0.00291503038120833">
            <text:p>0.00292</text:p>
          </table:table-cell>
          <table:table-cell table:formula="of:=([.E18]-[.G18])/[.E18]" office:value-type="percentage" office:value="0.0038053019082544">
            <text:p>0.38%</text:p>
          </table:table-cell>
          <table:table-cell table:formula="of:=[.F18]-[.H18]" office:value-type="float" office:value="0.0024460009177425">
            <text:p>0.00245</text:p>
          </table:table-cell>
          <table:table-cell table:formula="of:=([.F18]-[.H18])/[.F18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55">
            <text:p>55.00000</text:p>
          </table:table-cell>
          <table:table-cell table:formula="of:=RADIANS([.C19])" office:value-type="float" office:value="0.959931088596881">
            <text:p>0.95993</text:p>
          </table:table-cell>
          <table:table-cell table:formula="of:=SIN([.D19])" office:value-type="float" office:value="0.819152044288992">
            <text:p>0.81915</text:p>
          </table:table-cell>
          <table:table-cell table:formula="of:=COS([.D19])" office:value-type="float" office:value="0.573576436351046">
            <text:p>0.57358</text:p>
          </table:table-cell>
          <table:table-cell table:formula="of:=[.E18]+([.E20]-[.E18])*(([.D19]-[.D18])/([.D20]-[.D18]))" office:value-type="float" office:value="0.816034923451708">
            <text:p>0.81603</text:p>
          </table:table-cell>
          <table:table-cell table:formula="of:=[.F18]+([.F20]-[.F18])*(([.D19]-[.D18])/([.D20]-[.D18]))" office:value-type="float" office:value="0.57139380484327">
            <text:p>0.57139</text:p>
          </table:table-cell>
          <table:table-cell table:formula="of:=[.E19]-[.G19]" office:value-type="float" office:value="0.00311712083728344">
            <text:p>0.00312</text:p>
          </table:table-cell>
          <table:table-cell table:formula="of:=([.E19]-[.G19])/[.E19]" office:value-type="percentage" office:value="0.00380530190825445">
            <text:p>0.38%</text:p>
          </table:table-cell>
          <table:table-cell table:formula="of:=[.F19]-[.H19]" office:value-type="float" office:value="0.00218263150777642">
            <text:p>0.00218</text:p>
          </table:table-cell>
          <table:table-cell table:formula="of:=([.F19]-[.H19])/[.F19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60">
            <text:p>60.00000</text:p>
          </table:table-cell>
          <table:table-cell table:formula="of:=RADIANS([.C20])" office:value-type="float" office:value="1.0471975511966">
            <text:p>1.04720</text:p>
          </table:table-cell>
          <table:table-cell table:formula="of:=SIN([.D20])" office:value-type="float" office:value="0.866025403784439">
            <text:p>0.86603</text:p>
          </table:table-cell>
          <table:table-cell table:formula="of:=COS([.D20])" office:value-type="float" office:value="0.5">
            <text:p>0.50000</text:p>
          </table:table-cell>
          <table:table-cell table:formula="of:=[.E19]+([.E21]-[.E19])*(([.D20]-[.D19])/([.D21]-[.D19]))" office:value-type="float" office:value="0.862729915662821">
            <text:p>0.86273</text:p>
          </table:table-cell>
          <table:table-cell table:formula="of:=[.F19]+([.F21]-[.F19])*(([.D20]-[.D19])/([.D21]-[.D19]))" office:value-type="float" office:value="0.498097349045873">
            <text:p>0.49810</text:p>
          </table:table-cell>
          <table:table-cell table:formula="of:=[.E20]-[.G20]" office:value-type="float" office:value="0.00329548812161784">
            <text:p>0.00330</text:p>
          </table:table-cell>
          <table:table-cell table:formula="of:=([.E20]-[.G20])/[.E20]" office:value-type="percentage" office:value="0.00380530190825455">
            <text:p>0.38%</text:p>
          </table:table-cell>
          <table:table-cell table:formula="of:=[.F20]-[.H20]" office:value-type="float" office:value="0.00190265095412723">
            <text:p>0.00190</text:p>
          </table:table-cell>
          <table:table-cell table:formula="of:=([.F20]-[.H20])/[.F20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65">
            <text:p>65.00000</text:p>
          </table:table-cell>
          <table:table-cell table:formula="of:=RADIANS([.C21])" office:value-type="float" office:value="1.13446401379631">
            <text:p>1.13446</text:p>
          </table:table-cell>
          <table:table-cell table:formula="of:=SIN([.D21])" office:value-type="float" office:value="0.90630778703665">
            <text:p>0.90631</text:p>
          </table:table-cell>
          <table:table-cell table:formula="of:=COS([.D21])" office:value-type="float" office:value="0.422618261740699">
            <text:p>0.42262</text:p>
          </table:table-cell>
          <table:table-cell table:formula="of:=[.E20]+([.E22]-[.E20])*(([.D21]-[.D20])/([.D22]-[.D20]))" office:value-type="float" office:value="0.902859012285174">
            <text:p>0.90286</text:p>
          </table:table-cell>
          <table:table-cell table:formula="of:=[.F20]+([.F22]-[.F20])*(([.D21]-[.D20])/([.D22]-[.D20]))" office:value-type="float" office:value="0.421010071662834">
            <text:p>0.42101</text:p>
          </table:table-cell>
          <table:table-cell table:formula="of:=[.E21]-[.G21]" office:value-type="float" office:value="0.00344877475147642">
            <text:p>0.00345</text:p>
          </table:table-cell>
          <table:table-cell table:formula="of:=([.E21]-[.G21])/[.E21]" office:value-type="percentage" office:value="0.00380530190825444">
            <text:p>0.38%</text:p>
          </table:table-cell>
          <table:table-cell table:formula="of:=[.F21]-[.H21]" office:value-type="float" office:value="0.00160819007786511">
            <text:p>0.00161</text:p>
          </table:table-cell>
          <table:table-cell table:formula="of:=([.F21]-[.H21])/[.F21]" office:value-type="percentage" office:value="0.00380530190825457">
            <text:p>0.38%</text:p>
          </table:table-cell>
        </table:table-row>
        <table:table-row table:style-name="ro1">
          <table:table-cell table:number-columns-repeated="2"/>
          <table:table-cell office:value-type="float" office:value="70">
            <text:p>70.00000</text:p>
          </table:table-cell>
          <table:table-cell table:formula="of:=RADIANS([.C22])" office:value-type="float" office:value="1.22173047639603">
            <text:p>1.22173</text:p>
          </table:table-cell>
          <table:table-cell table:formula="of:=SIN([.D22])" office:value-type="float" office:value="0.939692620785908">
            <text:p>0.93969</text:p>
          </table:table-cell>
          <table:table-cell table:formula="of:=COS([.D22])" office:value-type="float" office:value="0.342020143325669">
            <text:p>0.34202</text:p>
          </table:table-cell>
          <table:table-cell table:formula="of:=[.E21]+([.E23]-[.E21])*(([.D22]-[.D21])/([.D23]-[.D21]))" office:value-type="float" office:value="0.936116806662859">
            <text:p>0.93612</text:p>
          </table:table-cell>
          <table:table-cell table:formula="of:=[.F21]+([.F23]-[.F21])*(([.D22]-[.D21])/([.D23]-[.D21]))" office:value-type="float" office:value="0.34071865342161">
            <text:p>0.34072</text:p>
          </table:table-cell>
          <table:table-cell table:formula="of:=[.E22]-[.G22]" office:value-type="float" office:value="0.00357581412304919">
            <text:p>0.00358</text:p>
          </table:table-cell>
          <table:table-cell table:formula="of:=([.E22]-[.G22])/[.E22]" office:value-type="percentage" office:value="0.0038053019082544">
            <text:p>0.38%</text:p>
          </table:table-cell>
          <table:table-cell table:formula="of:=[.F22]-[.H22]" office:value-type="float" office:value="0.00130148990405865">
            <text:p>0.00130</text:p>
          </table:table-cell>
          <table:table-cell table:formula="of:=([.F22]-[.H22])/[.F22]" office:value-type="percentage" office:value="0.00380530190825452">
            <text:p>0.38%</text:p>
          </table:table-cell>
        </table:table-row>
        <table:table-row table:style-name="ro1">
          <table:table-cell table:number-columns-repeated="2"/>
          <table:table-cell office:value-type="float" office:value="75">
            <text:p>75.00000</text:p>
          </table:table-cell>
          <table:table-cell table:formula="of:=RADIANS([.C23])" office:value-type="float" office:value="1.30899693899575">
            <text:p>1.30900</text:p>
          </table:table-cell>
          <table:table-cell table:formula="of:=SIN([.D23])" office:value-type="float" office:value="0.965925826289068">
            <text:p>0.96593</text:p>
          </table:table-cell>
          <table:table-cell table:formula="of:=COS([.D23])" office:value-type="float" office:value="0.258819045102521">
            <text:p>0.25882</text:p>
          </table:table-cell>
          <table:table-cell table:formula="of:=[.E22]+([.E24]-[.E22])*(([.D23]-[.D22])/([.D24]-[.D22]))" office:value-type="float" office:value="0.962250186899058">
            <text:p>0.96225</text:p>
          </table:table-cell>
          <table:table-cell table:formula="of:=[.F22]+([.F24]-[.F22])*(([.D23]-[.D22])/([.D24]-[.D22]))" office:value-type="float" office:value="0.257834160496299">
            <text:p>0.25783</text:p>
          </table:table-cell>
          <table:table-cell table:formula="of:=[.E23]-[.G23]" office:value-type="float" office:value="0.00367563939001014">
            <text:p>0.00368</text:p>
          </table:table-cell>
          <table:table-cell table:formula="of:=([.E23]-[.G23])/[.E23]" office:value-type="percentage" office:value="0.00380530190825455">
            <text:p>0.38%</text:p>
          </table:table-cell>
          <table:table-cell table:formula="of:=[.F23]-[.H23]" office:value-type="float" office:value="0.000984884606221259">
            <text:p>0.00098</text:p>
          </table:table-cell>
          <table:table-cell table:formula="of:=([.F23]-[.H23])/[.F23]" office:value-type="percentage" office:value="0.00380530190825461">
            <text:p>0.38%</text:p>
          </table:table-cell>
        </table:table-row>
        <table:table-row table:style-name="ro1">
          <table:table-cell table:number-columns-repeated="2"/>
          <table:table-cell office:value-type="float" office:value="80">
            <text:p>80.00000</text:p>
          </table:table-cell>
          <table:table-cell table:formula="of:=RADIANS([.C24])" office:value-type="float" office:value="1.39626340159546">
            <text:p>1.39626</text:p>
          </table:table-cell>
          <table:table-cell table:formula="of:=SIN([.D24])" office:value-type="float" office:value="0.984807753012208">
            <text:p>0.98481</text:p>
          </table:table-cell>
          <table:table-cell table:formula="of:=COS([.D24])" office:value-type="float" office:value="0.17364817766693">
            <text:p>0.17365</text:p>
          </table:table-cell>
          <table:table-cell table:formula="of:=[.E23]+([.E25]-[.E23])*(([.D24]-[.D23])/([.D25]-[.D23]))" office:value-type="float" office:value="0.981060262190407">
            <text:p>0.98106</text:p>
          </table:table-cell>
          <table:table-cell table:formula="of:=[.F23]+([.F25]-[.F23])*(([.D24]-[.D23])/([.D25]-[.D23]))" office:value-type="float" office:value="0.17298739392509">
            <text:p>0.17299</text:p>
          </table:table-cell>
          <table:table-cell table:formula="of:=[.E24]-[.G24]" office:value-type="float" office:value="0.00374749082180115">
            <text:p>0.00375</text:p>
          </table:table-cell>
          <table:table-cell table:formula="of:=([.E24]-[.G24])/[.E24]" office:value-type="percentage" office:value="0.00380530190825446">
            <text:p>0.38%</text:p>
          </table:table-cell>
          <table:table-cell table:formula="of:=[.F24]-[.H24]" office:value-type="float" office:value="0.000660783741840865">
            <text:p>0.00066</text:p>
          </table:table-cell>
          <table:table-cell table:formula="of:=([.F24]-[.H24])/[.F24]" office:value-type="percentage" office:value="0.00380530190825437">
            <text:p>0.38%</text:p>
          </table:table-cell>
        </table:table-row>
        <table:table-row table:style-name="ro1">
          <table:table-cell table:number-columns-repeated="2"/>
          <table:table-cell office:value-type="float" office:value="85">
            <text:p>85.00000</text:p>
          </table:table-cell>
          <table:table-cell table:formula="of:=RADIANS([.C25])" office:value-type="float" office:value="1.48352986419518">
            <text:p>1.48353</text:p>
          </table:table-cell>
          <table:table-cell table:formula="of:=SIN([.D25])" office:value-type="float" office:value="0.996194698091746">
            <text:p>0.99619</text:p>
          </table:table-cell>
          <table:table-cell table:formula="of:=COS([.D25])" office:value-type="float" office:value="0.0871557427476581">
            <text:p>0.08716</text:p>
          </table:table-cell>
          <table:table-cell table:formula="of:=[.E24]+([.E26]-[.E24])*(([.D25]-[.D24])/([.D26]-[.D24]))" office:value-type="float" office:value="0.992403876506104">
            <text:p>0.99240</text:p>
          </table:table-cell>
          <table:table-cell table:formula="of:=[.F24]+([.F26]-[.F24])*(([.D25]-[.D24])/([.D26]-[.D24]))" office:value-type="float" office:value="0.0868240888334651">
            <text:p>0.08682</text:p>
          </table:table-cell>
          <table:table-cell table:formula="of:=[.E25]-[.G25]" office:value-type="float" office:value="0.00379082158564148">
            <text:p>0.00379</text:p>
          </table:table-cell>
          <table:table-cell table:formula="of:=([.E25]-[.G25])/[.E25]" office:value-type="percentage" office:value="0.00380530190825444">
            <text:p>0.38%</text:p>
          </table:table-cell>
          <table:table-cell table:formula="of:=[.F25]-[.H25]" office:value-type="float" office:value="0.000331653914193014">
            <text:p>0.00033</text:p>
          </table:table-cell>
          <table:table-cell table:formula="of:=([.F25]-[.H25])/[.F25]" office:value-type="percentage" office:value="0.00380530190825464">
            <text:p>0.38%</text:p>
          </table:table-cell>
        </table:table-row>
        <table:table-row table:style-name="ro1">
          <table:table-cell table:number-columns-repeated="2"/>
          <table:table-cell office:value-type="float" office:value="90">
            <text:p>90.00000</text:p>
          </table:table-cell>
          <table:table-cell table:formula="of:=RADIANS([.C26])" office:value-type="float" office:value="1.5707963267949">
            <text:p>1.57080</text:p>
          </table:table-cell>
          <table:table-cell table:formula="of:=SIN([.D26])" office:value-type="float" office:value="1">
            <text:p>1.00000</text:p>
          </table:table-cell>
          <table:table-cell table:formula="of:=COS([.D26])" office:value-type="float" office:value="6.12323399573677E-017">
            <text:p>0.00000</text:p>
          </table:table-cell>
          <table:table-cell table:formula="of:=[.E25]+([.E27]-[.E25])*(([.D26]-[.D25])/([.D27]-[.D25]))" office:value-type="float" office:value="0.996194698091746">
            <text:p>0.99619</text:p>
          </table:table-cell>
          <table:table-cell table:formula="of:=[.F25]+([.F27]-[.F25])*(([.D26]-[.D25])/([.D27]-[.D25]))" office:value-type="float" office:value="0">
            <text:p>0.00000</text:p>
          </table:table-cell>
          <table:table-cell table:formula="of:=[.E26]-[.G26]" office:value-type="float" office:value="0.00380530190825445">
            <text:p>0.00381</text:p>
          </table:table-cell>
          <table:table-cell table:formula="of:=([.E26]-[.G26])/[.E26]" office:value-type="percentage" office:value="0.00380530190825445">
            <text:p>0.38%</text:p>
          </table:table-cell>
          <table:table-cell table:formula="of:=[.F26]-[.H26]" office:value-type="float" office:value="6.12323399573677E-017">
            <text:p>0.00000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table:number-columns-repeated="2"/>
          <table:table-cell office:value-type="float" office:value="95">
            <text:p>95.00000</text:p>
          </table:table-cell>
          <table:table-cell table:formula="of:=RADIANS([.C27])" office:value-type="float" office:value="1.65806278939461">
            <text:p>1.65806</text:p>
          </table:table-cell>
          <table:table-cell table:formula="of:=SIN([.D27])" office:value-type="float" office:value="0.996194698091746">
            <text:p>0.99619</text:p>
          </table:table-cell>
          <table:table-cell table:formula="of:=COS([.D27])" office:value-type="float" office:value="-0.0871557427476582">
            <text:p>-0.08716</text:p>
          </table:table-cell>
          <table:table-cell table:formula="of:=[.E26]+([.E28]-[.E26])*(([.D27]-[.D26])/([.D28]-[.D26]))" office:value-type="float" office:value="0.992403876506104">
            <text:p>0.99240</text:p>
          </table:table-cell>
          <table:table-cell table:formula="of:=[.F26]+([.F28]-[.F26])*(([.D27]-[.D26])/([.D28]-[.D26]))" office:value-type="float" office:value="-0.0868240888334652">
            <text:p>-0.08682</text:p>
          </table:table-cell>
          <table:table-cell table:formula="of:=[.E27]-[.G27]" office:value-type="float" office:value="0.00379082158564159">
            <text:p>0.00379</text:p>
          </table:table-cell>
          <table:table-cell table:formula="of:=([.E27]-[.G27])/[.E27]" office:value-type="percentage" office:value="0.00380530190825456">
            <text:p>0.38%</text:p>
          </table:table-cell>
          <table:table-cell table:formula="of:=[.F27]-[.H27]" office:value-type="float" office:value="-0.000331653914193">
            <text:p>-0.00033</text:p>
          </table:table-cell>
          <table:table-cell table:formula="of:=([.F27]-[.H27])/[.F27]" office:value-type="percentage" office:value="0.00380530190825448">
            <text:p>0.38%</text:p>
          </table:table-cell>
        </table:table-row>
        <table:table-row table:style-name="ro1">
          <table:table-cell table:number-columns-repeated="2"/>
          <table:table-cell office:value-type="float" office:value="100">
            <text:p>100.00000</text:p>
          </table:table-cell>
          <table:table-cell table:formula="of:=RADIANS([.C28])" office:value-type="float" office:value="1.74532925199433">
            <text:p>1.74533</text:p>
          </table:table-cell>
          <table:table-cell table:formula="of:=SIN([.D28])" office:value-type="float" office:value="0.984807753012208">
            <text:p>0.98481</text:p>
          </table:table-cell>
          <table:table-cell table:formula="of:=COS([.D28])" office:value-type="float" office:value="-0.17364817766693">
            <text:p>-0.17365</text:p>
          </table:table-cell>
          <table:table-cell table:formula="of:=[.E27]+([.E29]-[.E27])*(([.D28]-[.D27])/([.D29]-[.D27]))" office:value-type="float" office:value="0.981060262190407">
            <text:p>0.98106</text:p>
          </table:table-cell>
          <table:table-cell table:formula="of:=[.F27]+([.F29]-[.F27])*(([.D28]-[.D27])/([.D29]-[.D27]))" office:value-type="float" office:value="-0.172987393925089">
            <text:p>-0.17299</text:p>
          </table:table-cell>
          <table:table-cell table:formula="of:=[.E28]-[.G28]" office:value-type="float" office:value="0.00374749082180104">
            <text:p>0.00375</text:p>
          </table:table-cell>
          <table:table-cell table:formula="of:=([.E28]-[.G28])/[.E28]" office:value-type="percentage" office:value="0.00380530190825435">
            <text:p>0.38%</text:p>
          </table:table-cell>
          <table:table-cell table:formula="of:=[.F28]-[.H28]" office:value-type="float" office:value="-0.000660783741840865">
            <text:p>-0.00066</text:p>
          </table:table-cell>
          <table:table-cell table:formula="of:=([.F28]-[.H28])/[.F28]" office:value-type="percentage" office:value="0.00380530190825437">
            <text:p>0.38%</text:p>
          </table:table-cell>
        </table:table-row>
        <table:table-row table:style-name="ro1">
          <table:table-cell table:number-columns-repeated="2"/>
          <table:table-cell office:value-type="float" office:value="105">
            <text:p>105.00000</text:p>
          </table:table-cell>
          <table:table-cell table:formula="of:=RADIANS([.C29])" office:value-type="float" office:value="1.83259571459405">
            <text:p>1.83260</text:p>
          </table:table-cell>
          <table:table-cell table:formula="of:=SIN([.D29])" office:value-type="float" office:value="0.965925826289068">
            <text:p>0.96593</text:p>
          </table:table-cell>
          <table:table-cell table:formula="of:=COS([.D29])" office:value-type="float" office:value="-0.258819045102521">
            <text:p>-0.25882</text:p>
          </table:table-cell>
          <table:table-cell table:formula="of:=[.E28]+([.E30]-[.E28])*(([.D29]-[.D28])/([.D30]-[.D28]))" office:value-type="float" office:value="0.962250186899058">
            <text:p>0.96225</text:p>
          </table:table-cell>
          <table:table-cell table:formula="of:=[.F28]+([.F30]-[.F28])*(([.D29]-[.D28])/([.D30]-[.D28]))" office:value-type="float" office:value="-0.2578341604963">
            <text:p>-0.25783</text:p>
          </table:table-cell>
          <table:table-cell table:formula="of:=[.E29]-[.G29]" office:value-type="float" office:value="0.00367563939001014">
            <text:p>0.00368</text:p>
          </table:table-cell>
          <table:table-cell table:formula="of:=([.E29]-[.G29])/[.E29]" office:value-type="percentage" office:value="0.00380530190825455">
            <text:p>0.38%</text:p>
          </table:table-cell>
          <table:table-cell table:formula="of:=[.F29]-[.H29]" office:value-type="float" office:value="-0.000984884606221259">
            <text:p>-0.00098</text:p>
          </table:table-cell>
          <table:table-cell table:formula="of:=([.F29]-[.H29])/[.F29]" office:value-type="percentage" office:value="0.00380530190825461">
            <text:p>0.38%</text:p>
          </table:table-cell>
        </table:table-row>
        <table:table-row table:style-name="ro1">
          <table:table-cell table:number-columns-repeated="2"/>
          <table:table-cell office:value-type="float" office:value="110">
            <text:p>110.00000</text:p>
          </table:table-cell>
          <table:table-cell table:formula="of:=RADIANS([.C30])" office:value-type="float" office:value="1.91986217719376">
            <text:p>1.91986</text:p>
          </table:table-cell>
          <table:table-cell table:formula="of:=SIN([.D30])" office:value-type="float" office:value="0.939692620785908">
            <text:p>0.93969</text:p>
          </table:table-cell>
          <table:table-cell table:formula="of:=COS([.D30])" office:value-type="float" office:value="-0.342020143325669">
            <text:p>-0.34202</text:p>
          </table:table-cell>
          <table:table-cell table:formula="of:=[.E29]+([.E31]-[.E29])*(([.D30]-[.D29])/([.D31]-[.D29]))" office:value-type="float" office:value="0.936116806662859">
            <text:p>0.93612</text:p>
          </table:table-cell>
          <table:table-cell table:formula="of:=[.F29]+([.F31]-[.F29])*(([.D30]-[.D29])/([.D31]-[.D29]))" office:value-type="float" office:value="-0.34071865342161">
            <text:p>-0.34072</text:p>
          </table:table-cell>
          <table:table-cell table:formula="of:=[.E30]-[.G30]" office:value-type="float" office:value="0.0035758141230493">
            <text:p>0.00358</text:p>
          </table:table-cell>
          <table:table-cell table:formula="of:=([.E30]-[.G30])/[.E30]" office:value-type="percentage" office:value="0.00380530190825451">
            <text:p>0.38%</text:p>
          </table:table-cell>
          <table:table-cell table:formula="of:=[.F30]-[.H30]" office:value-type="float" office:value="-0.00130148990405859">
            <text:p>-0.00130</text:p>
          </table:table-cell>
          <table:table-cell table:formula="of:=([.F30]-[.H30])/[.F30]" office:value-type="percentage" office:value="0.00380530190825435">
            <text:p>0.38%</text:p>
          </table:table-cell>
        </table:table-row>
        <table:table-row table:style-name="ro1">
          <table:table-cell table:number-columns-repeated="2"/>
          <table:table-cell office:value-type="float" office:value="115">
            <text:p>115.00000</text:p>
          </table:table-cell>
          <table:table-cell table:formula="of:=RADIANS([.C31])" office:value-type="float" office:value="2.00712863979348">
            <text:p>2.00713</text:p>
          </table:table-cell>
          <table:table-cell table:formula="of:=SIN([.D31])" office:value-type="float" office:value="0.90630778703665">
            <text:p>0.90631</text:p>
          </table:table-cell>
          <table:table-cell table:formula="of:=COS([.D31])" office:value-type="float" office:value="-0.422618261740699">
            <text:p>-0.42262</text:p>
          </table:table-cell>
          <table:table-cell table:formula="of:=[.E30]+([.E32]-[.E30])*(([.D31]-[.D30])/([.D32]-[.D30]))" office:value-type="float" office:value="0.902859012285174">
            <text:p>0.90286</text:p>
          </table:table-cell>
          <table:table-cell table:formula="of:=[.F30]+([.F32]-[.F30])*(([.D31]-[.D30])/([.D32]-[.D30]))" office:value-type="float" office:value="-0.421010071662834">
            <text:p>-0.42101</text:p>
          </table:table-cell>
          <table:table-cell table:formula="of:=[.E31]-[.G31]" office:value-type="float" office:value="0.00344877475147642">
            <text:p>0.00345</text:p>
          </table:table-cell>
          <table:table-cell table:formula="of:=([.E31]-[.G31])/[.E31]" office:value-type="percentage" office:value="0.00380530190825444">
            <text:p>0.38%</text:p>
          </table:table-cell>
          <table:table-cell table:formula="of:=[.F31]-[.H31]" office:value-type="float" office:value="-0.00160819007786511">
            <text:p>-0.00161</text:p>
          </table:table-cell>
          <table:table-cell table:formula="of:=([.F31]-[.H31])/[.F31]" office:value-type="percentage" office:value="0.00380530190825457">
            <text:p>0.38%</text:p>
          </table:table-cell>
        </table:table-row>
        <table:table-row table:style-name="ro1">
          <table:table-cell table:number-columns-repeated="2"/>
          <table:table-cell office:value-type="float" office:value="120">
            <text:p>120.00000</text:p>
          </table:table-cell>
          <table:table-cell table:formula="of:=RADIANS([.C32])" office:value-type="float" office:value="2.0943951023932">
            <text:p>2.09440</text:p>
          </table:table-cell>
          <table:table-cell table:formula="of:=SIN([.D32])" office:value-type="float" office:value="0.866025403784439">
            <text:p>0.86603</text:p>
          </table:table-cell>
          <table:table-cell table:formula="of:=COS([.D32])" office:value-type="float" office:value="-0.5">
            <text:p>-0.50000</text:p>
          </table:table-cell>
          <table:table-cell table:formula="of:=[.E31]+([.E33]-[.E31])*(([.D32]-[.D31])/([.D33]-[.D31]))" office:value-type="float" office:value="0.862729915662821">
            <text:p>0.86273</text:p>
          </table:table-cell>
          <table:table-cell table:formula="of:=[.F31]+([.F33]-[.F31])*(([.D32]-[.D31])/([.D33]-[.D31]))" office:value-type="float" office:value="-0.498097349045873">
            <text:p>-0.49810</text:p>
          </table:table-cell>
          <table:table-cell table:formula="of:=[.E32]-[.G32]" office:value-type="float" office:value="0.00329548812161773">
            <text:p>0.00330</text:p>
          </table:table-cell>
          <table:table-cell table:formula="of:=([.E32]-[.G32])/[.E32]" office:value-type="percentage" office:value="0.00380530190825442">
            <text:p>0.38%</text:p>
          </table:table-cell>
          <table:table-cell table:formula="of:=[.F32]-[.H32]" office:value-type="float" office:value="-0.00190265095412723">
            <text:p>-0.00190</text:p>
          </table:table-cell>
          <table:table-cell table:formula="of:=([.F32]-[.H32])/[.F32]" office:value-type="percentage" office:value="0.00380530190825446">
            <text:p>0.38%</text:p>
          </table:table-cell>
        </table:table-row>
        <table:table-row table:style-name="ro1">
          <table:table-cell table:number-columns-repeated="2"/>
          <table:table-cell office:value-type="float" office:value="125">
            <text:p>125.00000</text:p>
          </table:table-cell>
          <table:table-cell table:formula="of:=RADIANS([.C33])" office:value-type="float" office:value="2.18166156499291">
            <text:p>2.18166</text:p>
          </table:table-cell>
          <table:table-cell table:formula="of:=SIN([.D33])" office:value-type="float" office:value="0.819152044288992">
            <text:p>0.81915</text:p>
          </table:table-cell>
          <table:table-cell table:formula="of:=COS([.D33])" office:value-type="float" office:value="-0.573576436351046">
            <text:p>-0.57358</text:p>
          </table:table-cell>
          <table:table-cell table:formula="of:=[.E32]+([.E34]-[.E32])*(([.D33]-[.D32])/([.D34]-[.D32]))" office:value-type="float" office:value="0.816034923451708">
            <text:p>0.81603</text:p>
          </table:table-cell>
          <table:table-cell table:formula="of:=[.F32]+([.F34]-[.F32])*(([.D33]-[.D32])/([.D34]-[.D32]))" office:value-type="float" office:value="-0.57139380484327">
            <text:p>-0.57139</text:p>
          </table:table-cell>
          <table:table-cell table:formula="of:=[.E33]-[.G33]" office:value-type="float" office:value="0.00311712083728344">
            <text:p>0.00312</text:p>
          </table:table-cell>
          <table:table-cell table:formula="of:=([.E33]-[.G33])/[.E33]" office:value-type="percentage" office:value="0.00380530190825446">
            <text:p>0.38%</text:p>
          </table:table-cell>
          <table:table-cell table:formula="of:=[.F33]-[.H33]" office:value-type="float" office:value="-0.00218263150777642">
            <text:p>-0.00218</text:p>
          </table:table-cell>
          <table:table-cell table:formula="of:=([.F33]-[.H33])/[.F33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130">
            <text:p>130.00000</text:p>
          </table:table-cell>
          <table:table-cell table:formula="of:=RADIANS([.C34])" office:value-type="float" office:value="2.26892802759263">
            <text:p>2.26893</text:p>
          </table:table-cell>
          <table:table-cell table:formula="of:=SIN([.D34])" office:value-type="float" office:value="0.766044443118978">
            <text:p>0.76604</text:p>
          </table:table-cell>
          <table:table-cell table:formula="of:=COS([.D34])" office:value-type="float" office:value="-0.642787609686539">
            <text:p>-0.64279</text:p>
          </table:table-cell>
          <table:table-cell table:formula="of:=[.E33]+([.E35]-[.E33])*(([.D34]-[.D33])/([.D35]-[.D33]))" office:value-type="float" office:value="0.76312941273777">
            <text:p>0.76313</text:p>
          </table:table-cell>
          <table:table-cell table:formula="of:=[.F33]+([.F35]-[.F33])*(([.D34]-[.D33])/([.D35]-[.D33]))" office:value-type="float" office:value="-0.640341608768797">
            <text:p>-0.64034</text:p>
          </table:table-cell>
          <table:table-cell table:formula="of:=[.E34]-[.G34]" office:value-type="float" office:value="0.00291503038120833">
            <text:p>0.00292</text:p>
          </table:table-cell>
          <table:table-cell table:formula="of:=([.E34]-[.G34])/[.E34]" office:value-type="percentage" office:value="0.0038053019082544">
            <text:p>0.38%</text:p>
          </table:table-cell>
          <table:table-cell table:formula="of:=[.F34]-[.H34]" office:value-type="float" office:value="-0.00244600091774261">
            <text:p>-0.00245</text:p>
          </table:table-cell>
          <table:table-cell table:formula="of:=([.F34]-[.H34])/[.F34]" office:value-type="percentage" office:value="0.00380530190825461">
            <text:p>0.38%</text:p>
          </table:table-cell>
        </table:table-row>
        <table:table-row table:style-name="ro1">
          <table:table-cell table:number-columns-repeated="2"/>
          <table:table-cell office:value-type="float" office:value="135">
            <text:p>135.00000</text:p>
          </table:table-cell>
          <table:table-cell table:formula="of:=RADIANS([.C35])" office:value-type="float" office:value="2.35619449019234">
            <text:p>2.35619</text:p>
          </table:table-cell>
          <table:table-cell table:formula="of:=SIN([.D35])" office:value-type="float" office:value="0.707106781186548">
            <text:p>0.70711</text:p>
          </table:table-cell>
          <table:table-cell table:formula="of:=COS([.D35])" office:value-type="float" office:value="-0.707106781186547">
            <text:p>-0.70711</text:p>
          </table:table-cell>
          <table:table-cell table:formula="of:=[.E34]+([.E36]-[.E34])*(([.D35]-[.D34])/([.D36]-[.D34]))" office:value-type="float" office:value="0.704416026402759">
            <text:p>0.70442</text:p>
          </table:table-cell>
          <table:table-cell table:formula="of:=[.F34]+([.F36]-[.F34])*(([.D35]-[.D34])/([.D36]-[.D34]))" office:value-type="float" office:value="-0.704416026402759">
            <text:p>-0.70442</text:p>
          </table:table-cell>
          <table:table-cell table:formula="of:=[.E35]-[.G35]" office:value-type="float" office:value="0.00269075478378877">
            <text:p>0.00269</text:p>
          </table:table-cell>
          <table:table-cell table:formula="of:=([.E35]-[.G35])/[.E35]" office:value-type="percentage" office:value="0.00380530190825437">
            <text:p>0.38%</text:p>
          </table:table-cell>
          <table:table-cell table:formula="of:=[.F35]-[.H35]" office:value-type="float" office:value="-0.00269075478378888">
            <text:p>-0.00269</text:p>
          </table:table-cell>
          <table:table-cell table:formula="of:=([.F35]-[.H35])/[.F35]" office:value-type="percentage" office:value="0.00380530190825453">
            <text:p>0.38%</text:p>
          </table:table-cell>
        </table:table-row>
        <table:table-row table:style-name="ro1">
          <table:table-cell table:number-columns-repeated="2"/>
          <table:table-cell office:value-type="float" office:value="140">
            <text:p>140.00000</text:p>
          </table:table-cell>
          <table:table-cell table:formula="of:=RADIANS([.C36])" office:value-type="float" office:value="2.44346095279206">
            <text:p>2.44346</text:p>
          </table:table-cell>
          <table:table-cell table:formula="of:=SIN([.D36])" office:value-type="float" office:value="0.642787609686539">
            <text:p>0.64279</text:p>
          </table:table-cell>
          <table:table-cell table:formula="of:=COS([.D36])" office:value-type="float" office:value="-0.766044443118978">
            <text:p>-0.76604</text:p>
          </table:table-cell>
          <table:table-cell table:formula="of:=[.E35]+([.E37]-[.E35])*(([.D36]-[.D35])/([.D37]-[.D35]))" office:value-type="float" office:value="0.640341608768797">
            <text:p>0.64034</text:p>
          </table:table-cell>
          <table:table-cell table:formula="of:=[.F35]+([.F37]-[.F35])*(([.D36]-[.D35])/([.D37]-[.D35]))" office:value-type="float" office:value="-0.76312941273777">
            <text:p>-0.76313</text:p>
          </table:table-cell>
          <table:table-cell table:formula="of:=[.E36]-[.G36]" office:value-type="float" office:value="0.0024460009177425">
            <text:p>0.00245</text:p>
          </table:table-cell>
          <table:table-cell table:formula="of:=([.E36]-[.G36])/[.E36]" office:value-type="percentage" office:value="0.00380530190825444">
            <text:p>0.38%</text:p>
          </table:table-cell>
          <table:table-cell table:formula="of:=[.F36]-[.H36]" office:value-type="float" office:value="-0.00291503038120833">
            <text:p>-0.00292</text:p>
          </table:table-cell>
          <table:table-cell table:formula="of:=([.F36]-[.H36])/[.F36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145">
            <text:p>145.00000</text:p>
          </table:table-cell>
          <table:table-cell table:formula="of:=RADIANS([.C37])" office:value-type="float" office:value="2.53072741539178">
            <text:p>2.53073</text:p>
          </table:table-cell>
          <table:table-cell table:formula="of:=SIN([.D37])" office:value-type="float" office:value="0.573576436351046">
            <text:p>0.57358</text:p>
          </table:table-cell>
          <table:table-cell table:formula="of:=COS([.D37])" office:value-type="float" office:value="-0.819152044288992">
            <text:p>-0.81915</text:p>
          </table:table-cell>
          <table:table-cell table:formula="of:=[.E36]+([.E38]-[.E36])*(([.D37]-[.D36])/([.D38]-[.D36]))" office:value-type="float" office:value="0.57139380484327">
            <text:p>0.57139</text:p>
          </table:table-cell>
          <table:table-cell table:formula="of:=[.F36]+([.F38]-[.F36])*(([.D37]-[.D36])/([.D38]-[.D36]))" office:value-type="float" office:value="-0.816034923451709">
            <text:p>-0.81603</text:p>
          </table:table-cell>
          <table:table-cell table:formula="of:=[.E37]-[.G37]" office:value-type="float" office:value="0.00218263150777642">
            <text:p>0.00218</text:p>
          </table:table-cell>
          <table:table-cell table:formula="of:=([.E37]-[.G37])/[.E37]" office:value-type="percentage" office:value="0.00380530190825445">
            <text:p>0.38%</text:p>
          </table:table-cell>
          <table:table-cell table:formula="of:=[.F37]-[.H37]" office:value-type="float" office:value="-0.00311712083728344">
            <text:p>-0.00312</text:p>
          </table:table-cell>
          <table:table-cell table:formula="of:=([.F37]-[.H37])/[.F37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150">
            <text:p>150.00000</text:p>
          </table:table-cell>
          <table:table-cell table:formula="of:=RADIANS([.C38])" office:value-type="float" office:value="2.61799387799149">
            <text:p>2.61799</text:p>
          </table:table-cell>
          <table:table-cell table:formula="of:=SIN([.D38])" office:value-type="float" office:value="0.5">
            <text:p>0.50000</text:p>
          </table:table-cell>
          <table:table-cell table:formula="of:=COS([.D38])" office:value-type="float" office:value="-0.866025403784439">
            <text:p>-0.86603</text:p>
          </table:table-cell>
          <table:table-cell table:formula="of:=[.E37]+([.E39]-[.E37])*(([.D38]-[.D37])/([.D39]-[.D37]))" office:value-type="float" office:value="0.498097349045873">
            <text:p>0.49810</text:p>
          </table:table-cell>
          <table:table-cell table:formula="of:=[.F37]+([.F39]-[.F37])*(([.D38]-[.D37])/([.D39]-[.D37]))" office:value-type="float" office:value="-0.862729915662821">
            <text:p>-0.86273</text:p>
          </table:table-cell>
          <table:table-cell table:formula="of:=[.E38]-[.G38]" office:value-type="float" office:value="0.00190265095412723">
            <text:p>0.00190</text:p>
          </table:table-cell>
          <table:table-cell table:formula="of:=([.E38]-[.G38])/[.E38]" office:value-type="percentage" office:value="0.00380530190825446">
            <text:p>0.38%</text:p>
          </table:table-cell>
          <table:table-cell table:formula="of:=[.F38]-[.H38]" office:value-type="float" office:value="-0.00329548812161773">
            <text:p>-0.00330</text:p>
          </table:table-cell>
          <table:table-cell table:formula="of:=([.F38]-[.H38])/[.F38]" office:value-type="percentage" office:value="0.00380530190825442">
            <text:p>0.38%</text:p>
          </table:table-cell>
        </table:table-row>
        <table:table-row table:style-name="ro1">
          <table:table-cell table:number-columns-repeated="2"/>
          <table:table-cell office:value-type="float" office:value="155">
            <text:p>155.00000</text:p>
          </table:table-cell>
          <table:table-cell table:formula="of:=RADIANS([.C39])" office:value-type="float" office:value="2.70526034059121">
            <text:p>2.70526</text:p>
          </table:table-cell>
          <table:table-cell table:formula="of:=SIN([.D39])" office:value-type="float" office:value="0.422618261740699">
            <text:p>0.42262</text:p>
          </table:table-cell>
          <table:table-cell table:formula="of:=COS([.D39])" office:value-type="float" office:value="-0.90630778703665">
            <text:p>-0.90631</text:p>
          </table:table-cell>
          <table:table-cell table:formula="of:=[.E38]+([.E40]-[.E38])*(([.D39]-[.D38])/([.D40]-[.D38]))" office:value-type="float" office:value="0.421010071662834">
            <text:p>0.42101</text:p>
          </table:table-cell>
          <table:table-cell table:formula="of:=[.F38]+([.F40]-[.F38])*(([.D39]-[.D38])/([.D40]-[.D38]))" office:value-type="float" office:value="-0.902859012285174">
            <text:p>-0.90286</text:p>
          </table:table-cell>
          <table:table-cell table:formula="of:=[.E39]-[.G39]" office:value-type="float" office:value="0.00160819007786506">
            <text:p>0.00161</text:p>
          </table:table-cell>
          <table:table-cell table:formula="of:=([.E39]-[.G39])/[.E39]" office:value-type="percentage" office:value="0.00380530190825444">
            <text:p>0.38%</text:p>
          </table:table-cell>
          <table:table-cell table:formula="of:=[.F39]-[.H39]" office:value-type="float" office:value="-0.00344877475147642">
            <text:p>-0.00345</text:p>
          </table:table-cell>
          <table:table-cell table:formula="of:=([.F39]-[.H39])/[.F39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160">
            <text:p>160.00000</text:p>
          </table:table-cell>
          <table:table-cell table:formula="of:=RADIANS([.C40])" office:value-type="float" office:value="2.79252680319093">
            <text:p>2.79253</text:p>
          </table:table-cell>
          <table:table-cell table:formula="of:=SIN([.D40])" office:value-type="float" office:value="0.342020143325669">
            <text:p>0.34202</text:p>
          </table:table-cell>
          <table:table-cell table:formula="of:=COS([.D40])" office:value-type="float" office:value="-0.939692620785908">
            <text:p>-0.93969</text:p>
          </table:table-cell>
          <table:table-cell table:formula="of:=[.E39]+([.E41]-[.E39])*(([.D40]-[.D39])/([.D41]-[.D39]))" office:value-type="float" office:value="0.34071865342161">
            <text:p>0.34072</text:p>
          </table:table-cell>
          <table:table-cell table:formula="of:=[.F39]+([.F41]-[.F39])*(([.D40]-[.D39])/([.D41]-[.D39]))" office:value-type="float" office:value="-0.936116806662859">
            <text:p>-0.93612</text:p>
          </table:table-cell>
          <table:table-cell table:formula="of:=[.E40]-[.G40]" office:value-type="float" office:value="0.00130148990405865">
            <text:p>0.00130</text:p>
          </table:table-cell>
          <table:table-cell table:formula="of:=([.E40]-[.G40])/[.E40]" office:value-type="percentage" office:value="0.00380530190825451">
            <text:p>0.38%</text:p>
          </table:table-cell>
          <table:table-cell table:formula="of:=[.F40]-[.H40]" office:value-type="float" office:value="-0.00357581412304919">
            <text:p>-0.00358</text:p>
          </table:table-cell>
          <table:table-cell table:formula="of:=([.F40]-[.H40])/[.F40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165">
            <text:p>165.00000</text:p>
          </table:table-cell>
          <table:table-cell table:formula="of:=RADIANS([.C41])" office:value-type="float" office:value="2.87979326579064">
            <text:p>2.87979</text:p>
          </table:table-cell>
          <table:table-cell table:formula="of:=SIN([.D41])" office:value-type="float" office:value="0.258819045102521">
            <text:p>0.25882</text:p>
          </table:table-cell>
          <table:table-cell table:formula="of:=COS([.D41])" office:value-type="float" office:value="-0.965925826289068">
            <text:p>-0.96593</text:p>
          </table:table-cell>
          <table:table-cell table:formula="of:=[.E40]+([.E42]-[.E40])*(([.D41]-[.D40])/([.D42]-[.D40]))" office:value-type="float" office:value="0.2578341604963">
            <text:p>0.25783</text:p>
          </table:table-cell>
          <table:table-cell table:formula="of:=[.F40]+([.F42]-[.F40])*(([.D41]-[.D40])/([.D42]-[.D40]))" office:value-type="float" office:value="-0.962250186899058">
            <text:p>-0.96225</text:p>
          </table:table-cell>
          <table:table-cell table:formula="of:=[.E41]-[.G41]" office:value-type="float" office:value="0.000984884606221203">
            <text:p>0.00098</text:p>
          </table:table-cell>
          <table:table-cell table:formula="of:=([.E41]-[.G41])/[.E41]" office:value-type="percentage" office:value="0.00380530190825439">
            <text:p>0.38%</text:p>
          </table:table-cell>
          <table:table-cell table:formula="of:=[.F41]-[.H41]" office:value-type="float" office:value="-0.00367563939001014">
            <text:p>-0.00368</text:p>
          </table:table-cell>
          <table:table-cell table:formula="of:=([.F41]-[.H41])/[.F41]" office:value-type="percentage" office:value="0.00380530190825455">
            <text:p>0.38%</text:p>
          </table:table-cell>
        </table:table-row>
        <table:table-row table:style-name="ro1">
          <table:table-cell table:number-columns-repeated="2"/>
          <table:table-cell office:value-type="float" office:value="170">
            <text:p>170.00000</text:p>
          </table:table-cell>
          <table:table-cell table:formula="of:=RADIANS([.C42])" office:value-type="float" office:value="2.96705972839036">
            <text:p>2.96706</text:p>
          </table:table-cell>
          <table:table-cell table:formula="of:=SIN([.D42])" office:value-type="float" office:value="0.17364817766693">
            <text:p>0.17365</text:p>
          </table:table-cell>
          <table:table-cell table:formula="of:=COS([.D42])" office:value-type="float" office:value="-0.984807753012208">
            <text:p>-0.98481</text:p>
          </table:table-cell>
          <table:table-cell table:formula="of:=[.E41]+([.E43]-[.E41])*(([.D42]-[.D41])/([.D43]-[.D41]))" office:value-type="float" office:value="0.172987393925089">
            <text:p>0.17299</text:p>
          </table:table-cell>
          <table:table-cell table:formula="of:=[.F41]+([.F43]-[.F41])*(([.D42]-[.D41])/([.D43]-[.D41]))" office:value-type="float" office:value="-0.981060262190407">
            <text:p>-0.98106</text:p>
          </table:table-cell>
          <table:table-cell table:formula="of:=[.E42]-[.G42]" office:value-type="float" office:value="0.000660783741840892">
            <text:p>0.00066</text:p>
          </table:table-cell>
          <table:table-cell table:formula="of:=([.E42]-[.G42])/[.E42]" office:value-type="percentage" office:value="0.00380530190825454">
            <text:p>0.38%</text:p>
          </table:table-cell>
          <table:table-cell table:formula="of:=[.F42]-[.H42]" office:value-type="float" office:value="-0.00374749082180115">
            <text:p>-0.00375</text:p>
          </table:table-cell>
          <table:table-cell table:formula="of:=([.F42]-[.H42])/[.F42]" office:value-type="percentage" office:value="0.00380530190825446">
            <text:p>0.38%</text:p>
          </table:table-cell>
        </table:table-row>
        <table:table-row table:style-name="ro1">
          <table:table-cell table:number-columns-repeated="2"/>
          <table:table-cell office:value-type="float" office:value="175">
            <text:p>175.00000</text:p>
          </table:table-cell>
          <table:table-cell table:formula="of:=RADIANS([.C43])" office:value-type="float" office:value="3.05432619099008">
            <text:p>3.05433</text:p>
          </table:table-cell>
          <table:table-cell table:formula="of:=SIN([.D43])" office:value-type="float" office:value="0.0871557427476582">
            <text:p>0.08716</text:p>
          </table:table-cell>
          <table:table-cell table:formula="of:=COS([.D43])" office:value-type="float" office:value="-0.996194698091746">
            <text:p>-0.99619</text:p>
          </table:table-cell>
          <table:table-cell table:formula="of:=[.E42]+([.E44]-[.E42])*(([.D43]-[.D42])/([.D44]-[.D42]))" office:value-type="float" office:value="0.0868240888334652">
            <text:p>0.08682</text:p>
          </table:table-cell>
          <table:table-cell table:formula="of:=[.F42]+([.F44]-[.F42])*(([.D43]-[.D42])/([.D44]-[.D42]))" office:value-type="float" office:value="-0.992403876506104">
            <text:p>-0.99240</text:p>
          </table:table-cell>
          <table:table-cell table:formula="of:=[.E43]-[.G43]" office:value-type="float" office:value="0.000331653914193">
            <text:p>0.00033</text:p>
          </table:table-cell>
          <table:table-cell table:formula="of:=([.E43]-[.G43])/[.E43]" office:value-type="percentage" office:value="0.00380530190825448">
            <text:p>0.38%</text:p>
          </table:table-cell>
          <table:table-cell table:formula="of:=[.F43]-[.H43]" office:value-type="float" office:value="-0.00379082158564148">
            <text:p>-0.00379</text:p>
          </table:table-cell>
          <table:table-cell table:formula="of:=([.F43]-[.H43])/[.F43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180">
            <text:p>180.00000</text:p>
          </table:table-cell>
          <table:table-cell table:formula="of:=RADIANS([.C44])" office:value-type="float" office:value="3.14159265358979">
            <text:p>3.14159</text:p>
          </table:table-cell>
          <table:table-cell table:formula="of:=SIN([.D44])" office:value-type="float" office:value="1.22464679914735E-016">
            <text:p>0.00000</text:p>
          </table:table-cell>
          <table:table-cell table:formula="of:=COS([.D44])" office:value-type="float" office:value="-1">
            <text:p>-1.00000</text:p>
          </table:table-cell>
          <table:table-cell table:formula="of:=[.E43]+([.E45]-[.E43])*(([.D44]-[.D43])/([.D45]-[.D43]))" office:value-type="float" office:value="0">
            <text:p>0.00000</text:p>
          </table:table-cell>
          <table:table-cell table:formula="of:=[.F43]+([.F45]-[.F43])*(([.D44]-[.D43])/([.D45]-[.D43]))" office:value-type="float" office:value="-0.996194698091746">
            <text:p>-0.99619</text:p>
          </table:table-cell>
          <table:table-cell table:formula="of:=[.E44]-[.G44]" office:value-type="float" office:value="1.22464679914735E-016">
            <text:p>0.00000</text:p>
          </table:table-cell>
          <table:table-cell office:value-type="percentage" office:value="0">
            <text:p>0.00%</text:p>
          </table:table-cell>
          <table:table-cell table:formula="of:=[.F44]-[.H44]" office:value-type="float" office:value="-0.00380530190825445">
            <text:p>-0.00381</text:p>
          </table:table-cell>
          <table:table-cell table:formula="of:=([.F44]-[.H44])/[.F44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185">
            <text:p>185.00000</text:p>
          </table:table-cell>
          <table:table-cell table:formula="of:=RADIANS([.C45])" office:value-type="float" office:value="3.22885911618951">
            <text:p>3.22886</text:p>
          </table:table-cell>
          <table:table-cell table:formula="of:=SIN([.D45])" office:value-type="float" office:value="-0.0871557427476579">
            <text:p>-0.08716</text:p>
          </table:table-cell>
          <table:table-cell table:formula="of:=COS([.D45])" office:value-type="float" office:value="-0.996194698091746">
            <text:p>-0.99619</text:p>
          </table:table-cell>
          <table:table-cell table:formula="of:=[.E44]+([.E46]-[.E44])*(([.D45]-[.D44])/([.D46]-[.D44]))" office:value-type="float" office:value="-0.0868240888334649">
            <text:p>-0.08682</text:p>
          </table:table-cell>
          <table:table-cell table:formula="of:=[.F44]+([.F46]-[.F44])*(([.D45]-[.D44])/([.D46]-[.D44]))" office:value-type="float" office:value="-0.992403876506104">
            <text:p>-0.99240</text:p>
          </table:table-cell>
          <table:table-cell table:formula="of:=[.E45]-[.G45]" office:value-type="float" office:value="-0.000331653914193">
            <text:p>-0.00033</text:p>
          </table:table-cell>
          <table:table-cell table:formula="of:=([.E45]-[.G45])/[.E45]" office:value-type="percentage" office:value="0.00380530190825449">
            <text:p>0.38%</text:p>
          </table:table-cell>
          <table:table-cell table:formula="of:=[.F45]-[.H45]" office:value-type="float" office:value="-0.00379082158564148">
            <text:p>-0.00379</text:p>
          </table:table-cell>
          <table:table-cell table:formula="of:=([.F45]-[.H45])/[.F45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190">
            <text:p>190.00000</text:p>
          </table:table-cell>
          <table:table-cell table:formula="of:=RADIANS([.C46])" office:value-type="float" office:value="3.31612557878923">
            <text:p>3.31613</text:p>
          </table:table-cell>
          <table:table-cell table:formula="of:=SIN([.D46])" office:value-type="float" office:value="-0.17364817766693">
            <text:p>-0.17365</text:p>
          </table:table-cell>
          <table:table-cell table:formula="of:=COS([.D46])" office:value-type="float" office:value="-0.984807753012208">
            <text:p>-0.98481</text:p>
          </table:table-cell>
          <table:table-cell table:formula="of:=[.E45]+([.E47]-[.E45])*(([.D46]-[.D45])/([.D47]-[.D45]))" office:value-type="float" office:value="-0.17298739392509">
            <text:p>-0.17299</text:p>
          </table:table-cell>
          <table:table-cell table:formula="of:=[.F45]+([.F47]-[.F45])*(([.D46]-[.D45])/([.D47]-[.D45]))" office:value-type="float" office:value="-0.981060262190407">
            <text:p>-0.98106</text:p>
          </table:table-cell>
          <table:table-cell table:formula="of:=[.E46]-[.G46]" office:value-type="float" office:value="-0.000660783741840892">
            <text:p>-0.00066</text:p>
          </table:table-cell>
          <table:table-cell table:formula="of:=([.E46]-[.G46])/[.E46]" office:value-type="percentage" office:value="0.00380530190825453">
            <text:p>0.38%</text:p>
          </table:table-cell>
          <table:table-cell table:formula="of:=[.F46]-[.H46]" office:value-type="float" office:value="-0.00374749082180115">
            <text:p>-0.00375</text:p>
          </table:table-cell>
          <table:table-cell table:formula="of:=([.F46]-[.H46])/[.F46]" office:value-type="percentage" office:value="0.00380530190825446">
            <text:p>0.38%</text:p>
          </table:table-cell>
        </table:table-row>
        <table:table-row table:style-name="ro1">
          <table:table-cell table:number-columns-repeated="2"/>
          <table:table-cell office:value-type="float" office:value="195">
            <text:p>195.00000</text:p>
          </table:table-cell>
          <table:table-cell table:formula="of:=RADIANS([.C47])" office:value-type="float" office:value="3.40339204138894">
            <text:p>3.40339</text:p>
          </table:table-cell>
          <table:table-cell table:formula="of:=SIN([.D47])" office:value-type="float" office:value="-0.258819045102521">
            <text:p>-0.25882</text:p>
          </table:table-cell>
          <table:table-cell table:formula="of:=COS([.D47])" office:value-type="float" office:value="-0.965925826289068">
            <text:p>-0.96593</text:p>
          </table:table-cell>
          <table:table-cell table:formula="of:=[.E46]+([.E48]-[.E46])*(([.D47]-[.D46])/([.D48]-[.D46]))" office:value-type="float" office:value="-0.2578341604963">
            <text:p>-0.25783</text:p>
          </table:table-cell>
          <table:table-cell table:formula="of:=[.F46]+([.F48]-[.F46])*(([.D47]-[.D46])/([.D48]-[.D46]))" office:value-type="float" office:value="-0.962250186899058">
            <text:p>-0.96225</text:p>
          </table:table-cell>
          <table:table-cell table:formula="of:=[.E47]-[.G47]" office:value-type="float" office:value="-0.000984884606221203">
            <text:p>-0.00098</text:p>
          </table:table-cell>
          <table:table-cell table:formula="of:=([.E47]-[.G47])/[.E47]" office:value-type="percentage" office:value="0.0038053019082544">
            <text:p>0.38%</text:p>
          </table:table-cell>
          <table:table-cell table:formula="of:=[.F47]-[.H47]" office:value-type="float" office:value="-0.00367563939001003">
            <text:p>-0.00368</text:p>
          </table:table-cell>
          <table:table-cell table:formula="of:=([.F47]-[.H47])/[.F47]" office:value-type="percentage" office:value="0.00380530190825443">
            <text:p>0.38%</text:p>
          </table:table-cell>
        </table:table-row>
        <table:table-row table:style-name="ro1">
          <table:table-cell table:number-columns-repeated="2"/>
          <table:table-cell office:value-type="float" office:value="200">
            <text:p>200.00000</text:p>
          </table:table-cell>
          <table:table-cell table:formula="of:=RADIANS([.C48])" office:value-type="float" office:value="3.49065850398866">
            <text:p>3.49066</text:p>
          </table:table-cell>
          <table:table-cell table:formula="of:=SIN([.D48])" office:value-type="float" office:value="-0.342020143325669">
            <text:p>-0.34202</text:p>
          </table:table-cell>
          <table:table-cell table:formula="of:=COS([.D48])" office:value-type="float" office:value="-0.939692620785908">
            <text:p>-0.93969</text:p>
          </table:table-cell>
          <table:table-cell table:formula="of:=[.E47]+([.E49]-[.E47])*(([.D48]-[.D47])/([.D49]-[.D47]))" office:value-type="float" office:value="-0.34071865342161">
            <text:p>-0.34072</text:p>
          </table:table-cell>
          <table:table-cell table:formula="of:=[.F47]+([.F49]-[.F47])*(([.D48]-[.D47])/([.D49]-[.D47]))" office:value-type="float" office:value="-0.936116806662859">
            <text:p>-0.93612</text:p>
          </table:table-cell>
          <table:table-cell table:formula="of:=[.E48]-[.G48]" office:value-type="float" office:value="-0.00130148990405865">
            <text:p>-0.00130</text:p>
          </table:table-cell>
          <table:table-cell table:formula="of:=([.E48]-[.G48])/[.E48]" office:value-type="percentage" office:value="0.00380530190825452">
            <text:p>0.38%</text:p>
          </table:table-cell>
          <table:table-cell table:formula="of:=[.F48]-[.H48]" office:value-type="float" office:value="-0.0035758141230493">
            <text:p>-0.00358</text:p>
          </table:table-cell>
          <table:table-cell table:formula="of:=([.F48]-[.H48])/[.F48]" office:value-type="percentage" office:value="0.00380530190825451">
            <text:p>0.38%</text:p>
          </table:table-cell>
        </table:table-row>
        <table:table-row table:style-name="ro1">
          <table:table-cell table:number-columns-repeated="2"/>
          <table:table-cell office:value-type="float" office:value="205">
            <text:p>205.00000</text:p>
          </table:table-cell>
          <table:table-cell table:formula="of:=RADIANS([.C49])" office:value-type="float" office:value="3.57792496658838">
            <text:p>3.57792</text:p>
          </table:table-cell>
          <table:table-cell table:formula="of:=SIN([.D49])" office:value-type="float" office:value="-0.422618261740699">
            <text:p>-0.42262</text:p>
          </table:table-cell>
          <table:table-cell table:formula="of:=COS([.D49])" office:value-type="float" office:value="-0.90630778703665">
            <text:p>-0.90631</text:p>
          </table:table-cell>
          <table:table-cell table:formula="of:=[.E48]+([.E50]-[.E48])*(([.D49]-[.D48])/([.D50]-[.D48]))" office:value-type="float" office:value="-0.421010071662834">
            <text:p>-0.42101</text:p>
          </table:table-cell>
          <table:table-cell table:formula="of:=[.F48]+([.F50]-[.F48])*(([.D49]-[.D48])/([.D50]-[.D48]))" office:value-type="float" office:value="-0.902859012285174">
            <text:p>-0.90286</text:p>
          </table:table-cell>
          <table:table-cell table:formula="of:=[.E49]-[.G49]" office:value-type="float" office:value="-0.00160819007786511">
            <text:p>-0.00161</text:p>
          </table:table-cell>
          <table:table-cell table:formula="of:=([.E49]-[.G49])/[.E49]" office:value-type="percentage" office:value="0.00380530190825457">
            <text:p>0.38%</text:p>
          </table:table-cell>
          <table:table-cell table:formula="of:=[.F49]-[.H49]" office:value-type="float" office:value="-0.00344877475147642">
            <text:p>-0.00345</text:p>
          </table:table-cell>
          <table:table-cell table:formula="of:=([.F49]-[.H49])/[.F49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210">
            <text:p>210.00000</text:p>
          </table:table-cell>
          <table:table-cell table:formula="of:=RADIANS([.C50])" office:value-type="float" office:value="3.66519142918809">
            <text:p>3.66519</text:p>
          </table:table-cell>
          <table:table-cell table:formula="of:=SIN([.D50])" office:value-type="float" office:value="-0.5">
            <text:p>-0.50000</text:p>
          </table:table-cell>
          <table:table-cell table:formula="of:=COS([.D50])" office:value-type="float" office:value="-0.866025403784439">
            <text:p>-0.86603</text:p>
          </table:table-cell>
          <table:table-cell table:formula="of:=[.E49]+([.E51]-[.E49])*(([.D50]-[.D49])/([.D51]-[.D49]))" office:value-type="float" office:value="-0.498097349045873">
            <text:p>-0.49810</text:p>
          </table:table-cell>
          <table:table-cell table:formula="of:=[.F49]+([.F51]-[.F49])*(([.D50]-[.D49])/([.D51]-[.D49]))" office:value-type="float" office:value="-0.862729915662821">
            <text:p>-0.86273</text:p>
          </table:table-cell>
          <table:table-cell table:formula="of:=[.E50]-[.G50]" office:value-type="float" office:value="-0.00190265095412723">
            <text:p>-0.00190</text:p>
          </table:table-cell>
          <table:table-cell table:formula="of:=([.E50]-[.G50])/[.E50]" office:value-type="percentage" office:value="0.00380530190825445">
            <text:p>0.38%</text:p>
          </table:table-cell>
          <table:table-cell table:formula="of:=[.F50]-[.H50]" office:value-type="float" office:value="-0.00329548812161773">
            <text:p>-0.00330</text:p>
          </table:table-cell>
          <table:table-cell table:formula="of:=([.F50]-[.H50])/[.F50]" office:value-type="percentage" office:value="0.00380530190825442">
            <text:p>0.38%</text:p>
          </table:table-cell>
        </table:table-row>
        <table:table-row table:style-name="ro1">
          <table:table-cell table:number-columns-repeated="2"/>
          <table:table-cell office:value-type="float" office:value="215">
            <text:p>215.00000</text:p>
          </table:table-cell>
          <table:table-cell table:formula="of:=RADIANS([.C51])" office:value-type="float" office:value="3.75245789178781">
            <text:p>3.75246</text:p>
          </table:table-cell>
          <table:table-cell table:formula="of:=SIN([.D51])" office:value-type="float" office:value="-0.573576436351046">
            <text:p>-0.57358</text:p>
          </table:table-cell>
          <table:table-cell table:formula="of:=COS([.D51])" office:value-type="float" office:value="-0.819152044288992">
            <text:p>-0.81915</text:p>
          </table:table-cell>
          <table:table-cell table:formula="of:=[.E50]+([.E52]-[.E50])*(([.D51]-[.D50])/([.D52]-[.D50]))" office:value-type="float" office:value="-0.57139380484327">
            <text:p>-0.57139</text:p>
          </table:table-cell>
          <table:table-cell table:formula="of:=[.F50]+([.F52]-[.F50])*(([.D51]-[.D50])/([.D52]-[.D50]))" office:value-type="float" office:value="-0.816034923451708">
            <text:p>-0.81603</text:p>
          </table:table-cell>
          <table:table-cell table:formula="of:=[.E51]-[.G51]" office:value-type="float" office:value="-0.00218263150777653">
            <text:p>-0.00218</text:p>
          </table:table-cell>
          <table:table-cell table:formula="of:=([.E51]-[.G51])/[.E51]" office:value-type="percentage" office:value="0.00380530190825464">
            <text:p>0.38%</text:p>
          </table:table-cell>
          <table:table-cell table:formula="of:=[.F51]-[.H51]" office:value-type="float" office:value="-0.00311712083728344">
            <text:p>-0.00312</text:p>
          </table:table-cell>
          <table:table-cell table:formula="of:=([.F51]-[.H51])/[.F51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220">
            <text:p>220.00000</text:p>
          </table:table-cell>
          <table:table-cell table:formula="of:=RADIANS([.C52])" office:value-type="float" office:value="3.83972435438752">
            <text:p>3.83972</text:p>
          </table:table-cell>
          <table:table-cell table:formula="of:=SIN([.D52])" office:value-type="float" office:value="-0.642787609686539">
            <text:p>-0.64279</text:p>
          </table:table-cell>
          <table:table-cell table:formula="of:=COS([.D52])" office:value-type="float" office:value="-0.766044443118978">
            <text:p>-0.76604</text:p>
          </table:table-cell>
          <table:table-cell table:formula="of:=[.E51]+([.E53]-[.E51])*(([.D52]-[.D51])/([.D53]-[.D51]))" office:value-type="float" office:value="-0.640341608768797">
            <text:p>-0.64034</text:p>
          </table:table-cell>
          <table:table-cell table:formula="of:=[.F51]+([.F53]-[.F51])*(([.D52]-[.D51])/([.D53]-[.D51]))" office:value-type="float" office:value="-0.76312941273777">
            <text:p>-0.76313</text:p>
          </table:table-cell>
          <table:table-cell table:formula="of:=[.E52]-[.G52]" office:value-type="float" office:value="-0.0024460009177425">
            <text:p>-0.00245</text:p>
          </table:table-cell>
          <table:table-cell table:formula="of:=([.E52]-[.G52])/[.E52]" office:value-type="percentage" office:value="0.00380530190825444">
            <text:p>0.38%</text:p>
          </table:table-cell>
          <table:table-cell table:formula="of:=[.F52]-[.H52]" office:value-type="float" office:value="-0.00291503038120833">
            <text:p>-0.00292</text:p>
          </table:table-cell>
          <table:table-cell table:formula="of:=([.F52]-[.H52])/[.F52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225">
            <text:p>225.00000</text:p>
          </table:table-cell>
          <table:table-cell table:formula="of:=RADIANS([.C53])" office:value-type="float" office:value="3.92699081698724">
            <text:p>3.92699</text:p>
          </table:table-cell>
          <table:table-cell table:formula="of:=SIN([.D53])" office:value-type="float" office:value="-0.707106781186547">
            <text:p>-0.70711</text:p>
          </table:table-cell>
          <table:table-cell table:formula="of:=COS([.D53])" office:value-type="float" office:value="-0.707106781186548">
            <text:p>-0.70711</text:p>
          </table:table-cell>
          <table:table-cell table:formula="of:=[.E52]+([.E54]-[.E52])*(([.D53]-[.D52])/([.D54]-[.D52]))" office:value-type="float" office:value="-0.704416026402759">
            <text:p>-0.70442</text:p>
          </table:table-cell>
          <table:table-cell table:formula="of:=[.F52]+([.F54]-[.F52])*(([.D53]-[.D52])/([.D54]-[.D52]))" office:value-type="float" office:value="-0.704416026402759">
            <text:p>-0.70442</text:p>
          </table:table-cell>
          <table:table-cell table:formula="of:=[.E53]-[.G53]" office:value-type="float" office:value="-0.00269075478378888">
            <text:p>-0.00269</text:p>
          </table:table-cell>
          <table:table-cell table:formula="of:=([.E53]-[.G53])/[.E53]" office:value-type="percentage" office:value="0.00380530190825453">
            <text:p>0.38%</text:p>
          </table:table-cell>
          <table:table-cell table:formula="of:=[.F53]-[.H53]" office:value-type="float" office:value="-0.00269075478378888">
            <text:p>-0.00269</text:p>
          </table:table-cell>
          <table:table-cell table:formula="of:=([.F53]-[.H53])/[.F53]" office:value-type="percentage" office:value="0.00380530190825452">
            <text:p>0.38%</text:p>
          </table:table-cell>
        </table:table-row>
        <table:table-row table:style-name="ro1">
          <table:table-cell table:number-columns-repeated="2"/>
          <table:table-cell office:value-type="float" office:value="230">
            <text:p>230.00000</text:p>
          </table:table-cell>
          <table:table-cell table:formula="of:=RADIANS([.C54])" office:value-type="float" office:value="4.01425727958696">
            <text:p>4.01426</text:p>
          </table:table-cell>
          <table:table-cell table:formula="of:=SIN([.D54])" office:value-type="float" office:value="-0.766044443118978">
            <text:p>-0.76604</text:p>
          </table:table-cell>
          <table:table-cell table:formula="of:=COS([.D54])" office:value-type="float" office:value="-0.642787609686539">
            <text:p>-0.64279</text:p>
          </table:table-cell>
          <table:table-cell table:formula="of:=[.E53]+([.E55]-[.E53])*(([.D54]-[.D53])/([.D55]-[.D53]))" office:value-type="float" office:value="-0.763129412737769">
            <text:p>-0.76313</text:p>
          </table:table-cell>
          <table:table-cell table:formula="of:=[.F53]+([.F55]-[.F53])*(([.D54]-[.D53])/([.D55]-[.D53]))" office:value-type="float" office:value="-0.640341608768797">
            <text:p>-0.64034</text:p>
          </table:table-cell>
          <table:table-cell table:formula="of:=[.E54]-[.G54]" office:value-type="float" office:value="-0.00291503038120844">
            <text:p>-0.00292</text:p>
          </table:table-cell>
          <table:table-cell table:formula="of:=([.E54]-[.G54])/[.E54]" office:value-type="percentage" office:value="0.00380530190825455">
            <text:p>0.38%</text:p>
          </table:table-cell>
          <table:table-cell table:formula="of:=[.F54]-[.H54]" office:value-type="float" office:value="-0.0024460009177425">
            <text:p>-0.00245</text:p>
          </table:table-cell>
          <table:table-cell table:formula="of:=([.F54]-[.H54])/[.F54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235">
            <text:p>235.00000</text:p>
          </table:table-cell>
          <table:table-cell table:formula="of:=RADIANS([.C55])" office:value-type="float" office:value="4.10152374218667">
            <text:p>4.10152</text:p>
          </table:table-cell>
          <table:table-cell table:formula="of:=SIN([.D55])" office:value-type="float" office:value="-0.819152044288992">
            <text:p>-0.81915</text:p>
          </table:table-cell>
          <table:table-cell table:formula="of:=COS([.D55])" office:value-type="float" office:value="-0.573576436351046">
            <text:p>-0.57358</text:p>
          </table:table-cell>
          <table:table-cell table:formula="of:=[.E54]+([.E56]-[.E54])*(([.D55]-[.D54])/([.D56]-[.D54]))" office:value-type="float" office:value="-0.816034923451708">
            <text:p>-0.81603</text:p>
          </table:table-cell>
          <table:table-cell table:formula="of:=[.F54]+([.F56]-[.F54])*(([.D55]-[.D54])/([.D56]-[.D54]))" office:value-type="float" office:value="-0.57139380484327">
            <text:p>-0.57139</text:p>
          </table:table-cell>
          <table:table-cell table:formula="of:=[.E55]-[.G55]" office:value-type="float" office:value="-0.00311712083728344">
            <text:p>-0.00312</text:p>
          </table:table-cell>
          <table:table-cell table:formula="of:=([.E55]-[.G55])/[.E55]" office:value-type="percentage" office:value="0.00380530190825446">
            <text:p>0.38%</text:p>
          </table:table-cell>
          <table:table-cell table:formula="of:=[.F55]-[.H55]" office:value-type="float" office:value="-0.00218263150777642">
            <text:p>-0.00218</text:p>
          </table:table-cell>
          <table:table-cell table:formula="of:=([.F55]-[.H55])/[.F55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240">
            <text:p>240.00000</text:p>
          </table:table-cell>
          <table:table-cell table:formula="of:=RADIANS([.C56])" office:value-type="float" office:value="4.18879020478639">
            <text:p>4.18879</text:p>
          </table:table-cell>
          <table:table-cell table:formula="of:=SIN([.D56])" office:value-type="float" office:value="-0.866025403784438">
            <text:p>-0.86603</text:p>
          </table:table-cell>
          <table:table-cell table:formula="of:=COS([.D56])" office:value-type="float" office:value="-0.5">
            <text:p>-0.50000</text:p>
          </table:table-cell>
          <table:table-cell table:formula="of:=[.E55]+([.E57]-[.E55])*(([.D56]-[.D55])/([.D57]-[.D55]))" office:value-type="float" office:value="-0.86272991566282">
            <text:p>-0.86273</text:p>
          </table:table-cell>
          <table:table-cell table:formula="of:=[.F55]+([.F57]-[.F55])*(([.D56]-[.D55])/([.D57]-[.D55]))" office:value-type="float" office:value="-0.498097349045873">
            <text:p>-0.49810</text:p>
          </table:table-cell>
          <table:table-cell table:formula="of:=[.E56]-[.G56]" office:value-type="float" office:value="-0.00329548812161784">
            <text:p>-0.00330</text:p>
          </table:table-cell>
          <table:table-cell table:formula="of:=([.E56]-[.G56])/[.E56]" office:value-type="percentage" office:value="0.00380530190825455">
            <text:p>0.38%</text:p>
          </table:table-cell>
          <table:table-cell table:formula="of:=[.F56]-[.H56]" office:value-type="float" office:value="-0.00190265095412728">
            <text:p>-0.00190</text:p>
          </table:table-cell>
          <table:table-cell table:formula="of:=([.F56]-[.H56])/[.F56]" office:value-type="percentage" office:value="0.00380530190825456">
            <text:p>0.38%</text:p>
          </table:table-cell>
        </table:table-row>
        <table:table-row table:style-name="ro1">
          <table:table-cell table:number-columns-repeated="2"/>
          <table:table-cell office:value-type="float" office:value="245">
            <text:p>245.00000</text:p>
          </table:table-cell>
          <table:table-cell table:formula="of:=RADIANS([.C57])" office:value-type="float" office:value="4.27605666738611">
            <text:p>4.27606</text:p>
          </table:table-cell>
          <table:table-cell table:formula="of:=SIN([.D57])" office:value-type="float" office:value="-0.90630778703665">
            <text:p>-0.90631</text:p>
          </table:table-cell>
          <table:table-cell table:formula="of:=COS([.D57])" office:value-type="float" office:value="-0.422618261740699">
            <text:p>-0.42262</text:p>
          </table:table-cell>
          <table:table-cell table:formula="of:=[.E56]+([.E58]-[.E56])*(([.D57]-[.D56])/([.D58]-[.D56]))" office:value-type="float" office:value="-0.902859012285174">
            <text:p>-0.90286</text:p>
          </table:table-cell>
          <table:table-cell table:formula="of:=[.F56]+([.F58]-[.F56])*(([.D57]-[.D56])/([.D58]-[.D56]))" office:value-type="float" office:value="-0.421010071662834">
            <text:p>-0.42101</text:p>
          </table:table-cell>
          <table:table-cell table:formula="of:=[.E57]-[.G57]" office:value-type="float" office:value="-0.00344877475147642">
            <text:p>-0.00345</text:p>
          </table:table-cell>
          <table:table-cell table:formula="of:=([.E57]-[.G57])/[.E57]" office:value-type="percentage" office:value="0.00380530190825444">
            <text:p>0.38%</text:p>
          </table:table-cell>
          <table:table-cell table:formula="of:=[.F57]-[.H57]" office:value-type="float" office:value="-0.00160819007786506">
            <text:p>-0.00161</text:p>
          </table:table-cell>
          <table:table-cell table:formula="of:=([.F57]-[.H57])/[.F57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250">
            <text:p>250.00000</text:p>
          </table:table-cell>
          <table:table-cell table:formula="of:=RADIANS([.C58])" office:value-type="float" office:value="4.36332312998582">
            <text:p>4.36332</text:p>
          </table:table-cell>
          <table:table-cell table:formula="of:=SIN([.D58])" office:value-type="float" office:value="-0.939692620785908">
            <text:p>-0.93969</text:p>
          </table:table-cell>
          <table:table-cell table:formula="of:=COS([.D58])" office:value-type="float" office:value="-0.342020143325669">
            <text:p>-0.34202</text:p>
          </table:table-cell>
          <table:table-cell table:formula="of:=[.E57]+([.E59]-[.E57])*(([.D58]-[.D57])/([.D59]-[.D57]))" office:value-type="float" office:value="-0.936116806662859">
            <text:p>-0.93612</text:p>
          </table:table-cell>
          <table:table-cell table:formula="of:=[.F57]+([.F59]-[.F57])*(([.D58]-[.D57])/([.D59]-[.D57]))" office:value-type="float" office:value="-0.34071865342161">
            <text:p>-0.34072</text:p>
          </table:table-cell>
          <table:table-cell table:formula="of:=[.E58]-[.G58]" office:value-type="float" office:value="-0.0035758141230493">
            <text:p>-0.00358</text:p>
          </table:table-cell>
          <table:table-cell table:formula="of:=([.E58]-[.G58])/[.E58]" office:value-type="percentage" office:value="0.00380530190825451">
            <text:p>0.38%</text:p>
          </table:table-cell>
          <table:table-cell table:formula="of:=[.F58]-[.H58]" office:value-type="float" office:value="-0.00130148990405865">
            <text:p>-0.00130</text:p>
          </table:table-cell>
          <table:table-cell table:formula="of:=([.F58]-[.H58])/[.F58]" office:value-type="percentage" office:value="0.00380530190825452">
            <text:p>0.38%</text:p>
          </table:table-cell>
        </table:table-row>
        <table:table-row table:style-name="ro1">
          <table:table-cell table:number-columns-repeated="2"/>
          <table:table-cell office:value-type="float" office:value="255">
            <text:p>255.00000</text:p>
          </table:table-cell>
          <table:table-cell table:formula="of:=RADIANS([.C59])" office:value-type="float" office:value="4.45058959258554">
            <text:p>4.45059</text:p>
          </table:table-cell>
          <table:table-cell table:formula="of:=SIN([.D59])" office:value-type="float" office:value="-0.965925826289068">
            <text:p>-0.96593</text:p>
          </table:table-cell>
          <table:table-cell table:formula="of:=COS([.D59])" office:value-type="float" office:value="-0.258819045102521">
            <text:p>-0.25882</text:p>
          </table:table-cell>
          <table:table-cell table:formula="of:=[.E58]+([.E60]-[.E58])*(([.D59]-[.D58])/([.D60]-[.D58]))" office:value-type="float" office:value="-0.962250186899058">
            <text:p>-0.96225</text:p>
          </table:table-cell>
          <table:table-cell table:formula="of:=[.F58]+([.F60]-[.F58])*(([.D59]-[.D58])/([.D60]-[.D58]))" office:value-type="float" office:value="-0.257834160496299">
            <text:p>-0.25783</text:p>
          </table:table-cell>
          <table:table-cell table:formula="of:=[.E59]-[.G59]" office:value-type="float" office:value="-0.00367563939001003">
            <text:p>-0.00368</text:p>
          </table:table-cell>
          <table:table-cell table:formula="of:=([.E59]-[.G59])/[.E59]" office:value-type="percentage" office:value="0.00380530190825443">
            <text:p>0.38%</text:p>
          </table:table-cell>
          <table:table-cell table:formula="of:=[.F59]-[.H59]" office:value-type="float" office:value="-0.000984884606221203">
            <text:p>-0.00098</text:p>
          </table:table-cell>
          <table:table-cell table:formula="of:=([.F59]-[.H59])/[.F59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260">
            <text:p>260.00000</text:p>
          </table:table-cell>
          <table:table-cell table:formula="of:=RADIANS([.C60])" office:value-type="float" office:value="4.53785605518526">
            <text:p>4.53786</text:p>
          </table:table-cell>
          <table:table-cell table:formula="of:=SIN([.D60])" office:value-type="float" office:value="-0.984807753012208">
            <text:p>-0.98481</text:p>
          </table:table-cell>
          <table:table-cell table:formula="of:=COS([.D60])" office:value-type="float" office:value="-0.17364817766693">
            <text:p>-0.17365</text:p>
          </table:table-cell>
          <table:table-cell table:formula="of:=[.E59]+([.E61]-[.E59])*(([.D60]-[.D59])/([.D61]-[.D59]))" office:value-type="float" office:value="-0.981060262190407">
            <text:p>-0.98106</text:p>
          </table:table-cell>
          <table:table-cell table:formula="of:=[.F59]+([.F61]-[.F59])*(([.D60]-[.D59])/([.D61]-[.D59]))" office:value-type="float" office:value="-0.172987393925089">
            <text:p>-0.17299</text:p>
          </table:table-cell>
          <table:table-cell table:formula="of:=[.E60]-[.G60]" office:value-type="float" office:value="-0.00374749082180104">
            <text:p>-0.00375</text:p>
          </table:table-cell>
          <table:table-cell table:formula="of:=([.E60]-[.G60])/[.E60]" office:value-type="percentage" office:value="0.00380530190825435">
            <text:p>0.38%</text:p>
          </table:table-cell>
          <table:table-cell table:formula="of:=[.F60]-[.H60]" office:value-type="float" office:value="-0.000660783741840892">
            <text:p>-0.00066</text:p>
          </table:table-cell>
          <table:table-cell table:formula="of:=([.F60]-[.H60])/[.F60]" office:value-type="percentage" office:value="0.00380530190825453">
            <text:p>0.38%</text:p>
          </table:table-cell>
        </table:table-row>
        <table:table-row table:style-name="ro1">
          <table:table-cell table:number-columns-repeated="2"/>
          <table:table-cell office:value-type="float" office:value="265">
            <text:p>265.00000</text:p>
          </table:table-cell>
          <table:table-cell table:formula="of:=RADIANS([.C61])" office:value-type="float" office:value="4.62512251778497">
            <text:p>4.62512</text:p>
          </table:table-cell>
          <table:table-cell table:formula="of:=SIN([.D61])" office:value-type="float" office:value="-0.996194698091746">
            <text:p>-0.99619</text:p>
          </table:table-cell>
          <table:table-cell table:formula="of:=COS([.D61])" office:value-type="float" office:value="-0.0871557427476582">
            <text:p>-0.08716</text:p>
          </table:table-cell>
          <table:table-cell table:formula="of:=[.E60]+([.E62]-[.E60])*(([.D61]-[.D60])/([.D62]-[.D60]))" office:value-type="float" office:value="-0.992403876506104">
            <text:p>-0.99240</text:p>
          </table:table-cell>
          <table:table-cell table:formula="of:=[.F60]+([.F62]-[.F60])*(([.D61]-[.D60])/([.D62]-[.D60]))" office:value-type="float" office:value="-0.0868240888334653">
            <text:p>-0.08682</text:p>
          </table:table-cell>
          <table:table-cell table:formula="of:=[.E61]-[.G61]" office:value-type="float" office:value="-0.00379082158564148">
            <text:p>-0.00379</text:p>
          </table:table-cell>
          <table:table-cell table:formula="of:=([.E61]-[.G61])/[.E61]" office:value-type="percentage" office:value="0.00380530190825444">
            <text:p>0.38%</text:p>
          </table:table-cell>
          <table:table-cell table:formula="of:=[.F61]-[.H61]" office:value-type="float" office:value="-0.000331653914192986">
            <text:p>-0.00033</text:p>
          </table:table-cell>
          <table:table-cell table:formula="of:=([.F61]-[.H61])/[.F61]" office:value-type="percentage" office:value="0.00380530190825432">
            <text:p>0.38%</text:p>
          </table:table-cell>
        </table:table-row>
        <table:table-row table:style-name="ro1">
          <table:table-cell table:number-columns-repeated="2"/>
          <table:table-cell office:value-type="float" office:value="270">
            <text:p>270.00000</text:p>
          </table:table-cell>
          <table:table-cell table:formula="of:=RADIANS([.C62])" office:value-type="float" office:value="4.71238898038469">
            <text:p>4.71239</text:p>
          </table:table-cell>
          <table:table-cell table:formula="of:=SIN([.D62])" office:value-type="float" office:value="-1">
            <text:p>-1.00000</text:p>
          </table:table-cell>
          <table:table-cell table:formula="of:=COS([.D62])" office:value-type="float" office:value="-1.83697019872103E-016">
            <text:p>0.00000</text:p>
          </table:table-cell>
          <table:table-cell table:formula="of:=[.E61]+([.E63]-[.E61])*(([.D62]-[.D61])/([.D63]-[.D61]))" office:value-type="float" office:value="-0.996194698091746">
            <text:p>-0.99619</text:p>
          </table:table-cell>
          <table:table-cell table:formula="of:=[.F61]+([.F63]-[.F61])*(([.D62]-[.D61])/([.D63]-[.D61]))" office:value-type="float" office:value="0">
            <text:p>0.00000</text:p>
          </table:table-cell>
          <table:table-cell table:formula="of:=[.E62]-[.G62]" office:value-type="float" office:value="-0.00380530190825445">
            <text:p>-0.00381</text:p>
          </table:table-cell>
          <table:table-cell table:formula="of:=([.E62]-[.G62])/[.E62]" office:value-type="percentage" office:value="0.00380530190825445">
            <text:p>0.38%</text:p>
          </table:table-cell>
          <table:table-cell table:formula="of:=[.F62]-[.H62]" office:value-type="float" office:value="-1.83697019872103E-016">
            <text:p>0.00000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table:number-columns-repeated="2"/>
          <table:table-cell office:value-type="float" office:value="275">
            <text:p>275.00000</text:p>
          </table:table-cell>
          <table:table-cell table:formula="of:=RADIANS([.C63])" office:value-type="float" office:value="4.79965544298441">
            <text:p>4.79966</text:p>
          </table:table-cell>
          <table:table-cell table:formula="of:=SIN([.D63])" office:value-type="float" office:value="-0.996194698091746">
            <text:p>-0.99619</text:p>
          </table:table-cell>
          <table:table-cell table:formula="of:=COS([.D63])" office:value-type="float" office:value="0.0871557427476579">
            <text:p>0.08716</text:p>
          </table:table-cell>
          <table:table-cell table:formula="of:=[.E62]+([.E64]-[.E62])*(([.D63]-[.D62])/([.D64]-[.D62]))" office:value-type="float" office:value="-0.992403876506104">
            <text:p>-0.99240</text:p>
          </table:table-cell>
          <table:table-cell table:formula="of:=[.F62]+([.F64]-[.F62])*(([.D63]-[.D62])/([.D64]-[.D62]))" office:value-type="float" office:value="0.0868240888334649">
            <text:p>0.08682</text:p>
          </table:table-cell>
          <table:table-cell table:formula="of:=[.E63]-[.G63]" office:value-type="float" office:value="-0.00379082158564148">
            <text:p>-0.00379</text:p>
          </table:table-cell>
          <table:table-cell table:formula="of:=([.E63]-[.G63])/[.E63]" office:value-type="percentage" office:value="0.00380530190825444">
            <text:p>0.38%</text:p>
          </table:table-cell>
          <table:table-cell table:formula="of:=[.F63]-[.H63]" office:value-type="float" office:value="0.000331653914192986">
            <text:p>0.00033</text:p>
          </table:table-cell>
          <table:table-cell table:formula="of:=([.F63]-[.H63])/[.F63]" office:value-type="percentage" office:value="0.00380530190825433">
            <text:p>0.38%</text:p>
          </table:table-cell>
        </table:table-row>
        <table:table-row table:style-name="ro1">
          <table:table-cell table:number-columns-repeated="2"/>
          <table:table-cell office:value-type="float" office:value="280">
            <text:p>280.00000</text:p>
          </table:table-cell>
          <table:table-cell table:formula="of:=RADIANS([.C64])" office:value-type="float" office:value="4.88692190558412">
            <text:p>4.88692</text:p>
          </table:table-cell>
          <table:table-cell table:formula="of:=SIN([.D64])" office:value-type="float" office:value="-0.984807753012208">
            <text:p>-0.98481</text:p>
          </table:table-cell>
          <table:table-cell table:formula="of:=COS([.D64])" office:value-type="float" office:value="0.17364817766693">
            <text:p>0.17365</text:p>
          </table:table-cell>
          <table:table-cell table:formula="of:=[.E63]+([.E65]-[.E63])*(([.D64]-[.D63])/([.D65]-[.D63]))" office:value-type="float" office:value="-0.981060262190407">
            <text:p>-0.98106</text:p>
          </table:table-cell>
          <table:table-cell table:formula="of:=[.F63]+([.F65]-[.F63])*(([.D64]-[.D63])/([.D65]-[.D63]))" office:value-type="float" office:value="0.172987393925089">
            <text:p>0.17299</text:p>
          </table:table-cell>
          <table:table-cell table:formula="of:=[.E64]-[.G64]" office:value-type="float" office:value="-0.00374749082180115">
            <text:p>-0.00375</text:p>
          </table:table-cell>
          <table:table-cell table:formula="of:=([.E64]-[.G64])/[.E64]" office:value-type="percentage" office:value="0.00380530190825446">
            <text:p>0.38%</text:p>
          </table:table-cell>
          <table:table-cell table:formula="of:=[.F64]-[.H64]" office:value-type="float" office:value="0.000660783741840865">
            <text:p>0.00066</text:p>
          </table:table-cell>
          <table:table-cell table:formula="of:=([.F64]-[.H64])/[.F64]" office:value-type="percentage" office:value="0.00380530190825438">
            <text:p>0.38%</text:p>
          </table:table-cell>
        </table:table-row>
        <table:table-row table:style-name="ro1">
          <table:table-cell table:number-columns-repeated="2"/>
          <table:table-cell office:value-type="float" office:value="285">
            <text:p>285.00000</text:p>
          </table:table-cell>
          <table:table-cell table:formula="of:=RADIANS([.C65])" office:value-type="float" office:value="4.97418836818384">
            <text:p>4.97419</text:p>
          </table:table-cell>
          <table:table-cell table:formula="of:=SIN([.D65])" office:value-type="float" office:value="-0.965925826289068">
            <text:p>-0.96593</text:p>
          </table:table-cell>
          <table:table-cell table:formula="of:=COS([.D65])" office:value-type="float" office:value="0.25881904510252">
            <text:p>0.25882</text:p>
          </table:table-cell>
          <table:table-cell table:formula="of:=[.E64]+([.E66]-[.E64])*(([.D65]-[.D64])/([.D66]-[.D64]))" office:value-type="float" office:value="-0.962250186899058">
            <text:p>-0.96225</text:p>
          </table:table-cell>
          <table:table-cell table:formula="of:=[.F64]+([.F66]-[.F64])*(([.D65]-[.D64])/([.D66]-[.D64]))" office:value-type="float" office:value="0.257834160496299">
            <text:p>0.25783</text:p>
          </table:table-cell>
          <table:table-cell table:formula="of:=[.E65]-[.G65]" office:value-type="float" office:value="-0.00367563939001003">
            <text:p>-0.00368</text:p>
          </table:table-cell>
          <table:table-cell table:formula="of:=([.E65]-[.G65])/[.E65]" office:value-type="percentage" office:value="0.00380530190825443">
            <text:p>0.38%</text:p>
          </table:table-cell>
          <table:table-cell table:formula="of:=[.F65]-[.H65]" office:value-type="float" office:value="0.000984884606221259">
            <text:p>0.00098</text:p>
          </table:table-cell>
          <table:table-cell table:formula="of:=([.F65]-[.H65])/[.F65]" office:value-type="percentage" office:value="0.00380530190825462">
            <text:p>0.38%</text:p>
          </table:table-cell>
        </table:table-row>
        <table:table-row table:style-name="ro1">
          <table:table-cell table:number-columns-repeated="2"/>
          <table:table-cell office:value-type="float" office:value="290">
            <text:p>290.00000</text:p>
          </table:table-cell>
          <table:table-cell table:formula="of:=RADIANS([.C66])" office:value-type="float" office:value="5.06145483078356">
            <text:p>5.06145</text:p>
          </table:table-cell>
          <table:table-cell table:formula="of:=SIN([.D66])" office:value-type="float" office:value="-0.939692620785908">
            <text:p>-0.93969</text:p>
          </table:table-cell>
          <table:table-cell table:formula="of:=COS([.D66])" office:value-type="float" office:value="0.342020143325669">
            <text:p>0.34202</text:p>
          </table:table-cell>
          <table:table-cell table:formula="of:=[.E65]+([.E67]-[.E65])*(([.D66]-[.D65])/([.D67]-[.D65]))" office:value-type="float" office:value="-0.936116806662859">
            <text:p>-0.93612</text:p>
          </table:table-cell>
          <table:table-cell table:formula="of:=[.F65]+([.F67]-[.F65])*(([.D66]-[.D65])/([.D67]-[.D65]))" office:value-type="float" office:value="0.34071865342161">
            <text:p>0.34072</text:p>
          </table:table-cell>
          <table:table-cell table:formula="of:=[.E66]-[.G66]" office:value-type="float" office:value="-0.0035758141230493">
            <text:p>-0.00358</text:p>
          </table:table-cell>
          <table:table-cell table:formula="of:=([.E66]-[.G66])/[.E66]" office:value-type="percentage" office:value="0.00380530190825452">
            <text:p>0.38%</text:p>
          </table:table-cell>
          <table:table-cell table:formula="of:=[.F66]-[.H66]" office:value-type="float" office:value="0.00130148990405865">
            <text:p>0.00130</text:p>
          </table:table-cell>
          <table:table-cell table:formula="of:=([.F66]-[.H66])/[.F66]" office:value-type="percentage" office:value="0.00380530190825451">
            <text:p>0.38%</text:p>
          </table:table-cell>
        </table:table-row>
        <table:table-row table:style-name="ro1">
          <table:table-cell table:number-columns-repeated="2"/>
          <table:table-cell office:value-type="float" office:value="295">
            <text:p>295.00000</text:p>
          </table:table-cell>
          <table:table-cell table:formula="of:=RADIANS([.C67])" office:value-type="float" office:value="5.14872129338327">
            <text:p>5.14872</text:p>
          </table:table-cell>
          <table:table-cell table:formula="of:=SIN([.D67])" office:value-type="float" office:value="-0.90630778703665">
            <text:p>-0.90631</text:p>
          </table:table-cell>
          <table:table-cell table:formula="of:=COS([.D67])" office:value-type="float" office:value="0.4226182617407">
            <text:p>0.42262</text:p>
          </table:table-cell>
          <table:table-cell table:formula="of:=[.E66]+([.E68]-[.E66])*(([.D67]-[.D66])/([.D68]-[.D66]))" office:value-type="float" office:value="-0.902859012285173">
            <text:p>-0.90286</text:p>
          </table:table-cell>
          <table:table-cell table:formula="of:=[.F66]+([.F68]-[.F66])*(([.D67]-[.D66])/([.D68]-[.D66]))" office:value-type="float" office:value="0.421010071662835">
            <text:p>0.42101</text:p>
          </table:table-cell>
          <table:table-cell table:formula="of:=[.E67]-[.G67]" office:value-type="float" office:value="-0.00344877475147654">
            <text:p>-0.00345</text:p>
          </table:table-cell>
          <table:table-cell table:formula="of:=([.E67]-[.G67])/[.E67]" office:value-type="percentage" office:value="0.00380530190825456">
            <text:p>0.38%</text:p>
          </table:table-cell>
          <table:table-cell table:formula="of:=[.F67]-[.H67]" office:value-type="float" office:value="0.00160819007786506">
            <text:p>0.00161</text:p>
          </table:table-cell>
          <table:table-cell table:formula="of:=([.F67]-[.H67])/[.F67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300">
            <text:p>300.00000</text:p>
          </table:table-cell>
          <table:table-cell table:formula="of:=RADIANS([.C68])" office:value-type="float" office:value="5.23598775598299">
            <text:p>5.23599</text:p>
          </table:table-cell>
          <table:table-cell table:formula="of:=SIN([.D68])" office:value-type="float" office:value="-0.866025403784439">
            <text:p>-0.86603</text:p>
          </table:table-cell>
          <table:table-cell table:formula="of:=COS([.D68])" office:value-type="float" office:value="0.5">
            <text:p>0.50000</text:p>
          </table:table-cell>
          <table:table-cell table:formula="of:=[.E67]+([.E69]-[.E67])*(([.D68]-[.D67])/([.D69]-[.D67]))" office:value-type="float" office:value="-0.862729915662821">
            <text:p>-0.86273</text:p>
          </table:table-cell>
          <table:table-cell table:formula="of:=[.F67]+([.F69]-[.F67])*(([.D68]-[.D67])/([.D69]-[.D67]))" office:value-type="float" office:value="0.498097349045873">
            <text:p>0.49810</text:p>
          </table:table-cell>
          <table:table-cell table:formula="of:=[.E68]-[.G68]" office:value-type="float" office:value="-0.00329548812161773">
            <text:p>-0.00330</text:p>
          </table:table-cell>
          <table:table-cell table:formula="of:=([.E68]-[.G68])/[.E68]" office:value-type="percentage" office:value="0.00380530190825442">
            <text:p>0.38%</text:p>
          </table:table-cell>
          <table:table-cell table:formula="of:=[.F68]-[.H68]" office:value-type="float" office:value="0.00190265095412728">
            <text:p>0.00190</text:p>
          </table:table-cell>
          <table:table-cell table:formula="of:=([.F68]-[.H68])/[.F68]" office:value-type="percentage" office:value="0.00380530190825456">
            <text:p>0.38%</text:p>
          </table:table-cell>
        </table:table-row>
        <table:table-row table:style-name="ro1">
          <table:table-cell table:number-columns-repeated="2"/>
          <table:table-cell office:value-type="float" office:value="305">
            <text:p>305.00000</text:p>
          </table:table-cell>
          <table:table-cell table:formula="of:=RADIANS([.C69])" office:value-type="float" office:value="5.32325421858271">
            <text:p>5.32325</text:p>
          </table:table-cell>
          <table:table-cell table:formula="of:=SIN([.D69])" office:value-type="float" office:value="-0.819152044288992">
            <text:p>-0.81915</text:p>
          </table:table-cell>
          <table:table-cell table:formula="of:=COS([.D69])" office:value-type="float" office:value="0.573576436351046">
            <text:p>0.57358</text:p>
          </table:table-cell>
          <table:table-cell table:formula="of:=[.E68]+([.E70]-[.E68])*(([.D69]-[.D68])/([.D70]-[.D68]))" office:value-type="float" office:value="-0.816034923451708">
            <text:p>-0.81603</text:p>
          </table:table-cell>
          <table:table-cell table:formula="of:=[.F68]+([.F70]-[.F68])*(([.D69]-[.D68])/([.D70]-[.D68]))" office:value-type="float" office:value="0.57139380484327">
            <text:p>0.57139</text:p>
          </table:table-cell>
          <table:table-cell table:formula="of:=[.E69]-[.G69]" office:value-type="float" office:value="-0.00311712083728344">
            <text:p>-0.00312</text:p>
          </table:table-cell>
          <table:table-cell table:formula="of:=([.E69]-[.G69])/[.E69]" office:value-type="percentage" office:value="0.00380530190825445">
            <text:p>0.38%</text:p>
          </table:table-cell>
          <table:table-cell table:formula="of:=[.F69]-[.H69]" office:value-type="float" office:value="0.00218263150777642">
            <text:p>0.00218</text:p>
          </table:table-cell>
          <table:table-cell table:formula="of:=([.F69]-[.H69])/[.F69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310">
            <text:p>310.00000</text:p>
          </table:table-cell>
          <table:table-cell table:formula="of:=RADIANS([.C70])" office:value-type="float" office:value="5.41052068118242">
            <text:p>5.41052</text:p>
          </table:table-cell>
          <table:table-cell table:formula="of:=SIN([.D70])" office:value-type="float" office:value="-0.766044443118978">
            <text:p>-0.76604</text:p>
          </table:table-cell>
          <table:table-cell table:formula="of:=COS([.D70])" office:value-type="float" office:value="0.642787609686539">
            <text:p>0.64279</text:p>
          </table:table-cell>
          <table:table-cell table:formula="of:=[.E69]+([.E71]-[.E69])*(([.D70]-[.D69])/([.D71]-[.D69]))" office:value-type="float" office:value="-0.76312941273777">
            <text:p>-0.76313</text:p>
          </table:table-cell>
          <table:table-cell table:formula="of:=[.F69]+([.F71]-[.F69])*(([.D70]-[.D69])/([.D71]-[.D69]))" office:value-type="float" office:value="0.640341608768797">
            <text:p>0.64034</text:p>
          </table:table-cell>
          <table:table-cell table:formula="of:=[.E70]-[.G70]" office:value-type="float" office:value="-0.00291503038120844">
            <text:p>-0.00292</text:p>
          </table:table-cell>
          <table:table-cell table:formula="of:=([.E70]-[.G70])/[.E70]" office:value-type="percentage" office:value="0.00380530190825455">
            <text:p>0.38%</text:p>
          </table:table-cell>
          <table:table-cell table:formula="of:=[.F70]-[.H70]" office:value-type="float" office:value="0.0024460009177425">
            <text:p>0.00245</text:p>
          </table:table-cell>
          <table:table-cell table:formula="of:=([.F70]-[.H70])/[.F70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315">
            <text:p>315.00000</text:p>
          </table:table-cell>
          <table:table-cell table:formula="of:=RADIANS([.C71])" office:value-type="float" office:value="5.49778714378214">
            <text:p>5.49779</text:p>
          </table:table-cell>
          <table:table-cell table:formula="of:=SIN([.D71])" office:value-type="float" office:value="-0.707106781186548">
            <text:p>-0.70711</text:p>
          </table:table-cell>
          <table:table-cell table:formula="of:=COS([.D71])" office:value-type="float" office:value="0.707106781186547">
            <text:p>0.70711</text:p>
          </table:table-cell>
          <table:table-cell table:formula="of:=[.E70]+([.E72]-[.E70])*(([.D71]-[.D70])/([.D72]-[.D70]))" office:value-type="float" office:value="-0.704416026402759">
            <text:p>-0.70442</text:p>
          </table:table-cell>
          <table:table-cell table:formula="of:=[.F70]+([.F72]-[.F70])*(([.D71]-[.D70])/([.D72]-[.D70]))" office:value-type="float" office:value="0.704416026402759">
            <text:p>0.70442</text:p>
          </table:table-cell>
          <table:table-cell table:formula="of:=[.E71]-[.G71]" office:value-type="float" office:value="-0.00269075478378888">
            <text:p>-0.00269</text:p>
          </table:table-cell>
          <table:table-cell table:formula="of:=([.E71]-[.G71])/[.E71]" office:value-type="percentage" office:value="0.00380530190825452">
            <text:p>0.38%</text:p>
          </table:table-cell>
          <table:table-cell table:formula="of:=[.F71]-[.H71]" office:value-type="float" office:value="0.00269075478378877">
            <text:p>0.00269</text:p>
          </table:table-cell>
          <table:table-cell table:formula="of:=([.F71]-[.H71])/[.F71]" office:value-type="percentage" office:value="0.00380530190825437">
            <text:p>0.38%</text:p>
          </table:table-cell>
        </table:table-row>
        <table:table-row table:style-name="ro1">
          <table:table-cell table:number-columns-repeated="2"/>
          <table:table-cell office:value-type="float" office:value="320">
            <text:p>320.00000</text:p>
          </table:table-cell>
          <table:table-cell table:formula="of:=RADIANS([.C72])" office:value-type="float" office:value="5.58505360638185">
            <text:p>5.58505</text:p>
          </table:table-cell>
          <table:table-cell table:formula="of:=SIN([.D72])" office:value-type="float" office:value="-0.64278760968654">
            <text:p>-0.64279</text:p>
          </table:table-cell>
          <table:table-cell table:formula="of:=COS([.D72])" office:value-type="float" office:value="0.766044443118978">
            <text:p>0.76604</text:p>
          </table:table-cell>
          <table:table-cell table:formula="of:=[.E71]+([.E73]-[.E71])*(([.D72]-[.D71])/([.D73]-[.D71]))" office:value-type="float" office:value="-0.640341608768797">
            <text:p>-0.64034</text:p>
          </table:table-cell>
          <table:table-cell table:formula="of:=[.F71]+([.F73]-[.F71])*(([.D72]-[.D71])/([.D73]-[.D71]))" office:value-type="float" office:value="0.763129412737769">
            <text:p>0.76313</text:p>
          </table:table-cell>
          <table:table-cell table:formula="of:=[.E72]-[.G72]" office:value-type="float" office:value="-0.0024460009177425">
            <text:p>-0.00245</text:p>
          </table:table-cell>
          <table:table-cell table:formula="of:=([.E72]-[.G72])/[.E72]" office:value-type="percentage" office:value="0.00380530190825444">
            <text:p>0.38%</text:p>
          </table:table-cell>
          <table:table-cell table:formula="of:=[.F72]-[.H72]" office:value-type="float" office:value="0.00291503038120833">
            <text:p>0.00292</text:p>
          </table:table-cell>
          <table:table-cell table:formula="of:=([.F72]-[.H72])/[.F72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325">
            <text:p>325.00000</text:p>
          </table:table-cell>
          <table:table-cell table:formula="of:=RADIANS([.C73])" office:value-type="float" office:value="5.67232006898157">
            <text:p>5.67232</text:p>
          </table:table-cell>
          <table:table-cell table:formula="of:=SIN([.D73])" office:value-type="float" office:value="-0.573576436351047">
            <text:p>-0.57358</text:p>
          </table:table-cell>
          <table:table-cell table:formula="of:=COS([.D73])" office:value-type="float" office:value="0.819152044288992">
            <text:p>0.81915</text:p>
          </table:table-cell>
          <table:table-cell table:formula="of:=[.E72]+([.E74]-[.E72])*(([.D73]-[.D72])/([.D74]-[.D72]))" office:value-type="float" office:value="-0.57139380484327">
            <text:p>-0.57139</text:p>
          </table:table-cell>
          <table:table-cell table:formula="of:=[.F72]+([.F74]-[.F72])*(([.D73]-[.D72])/([.D74]-[.D72]))" office:value-type="float" office:value="0.816034923451708">
            <text:p>0.81603</text:p>
          </table:table-cell>
          <table:table-cell table:formula="of:=[.E73]-[.G73]" office:value-type="float" office:value="-0.00218263150777642">
            <text:p>-0.00218</text:p>
          </table:table-cell>
          <table:table-cell table:formula="of:=([.E73]-[.G73])/[.E73]" office:value-type="percentage" office:value="0.00380530190825445">
            <text:p>0.38%</text:p>
          </table:table-cell>
          <table:table-cell table:formula="of:=[.F73]-[.H73]" office:value-type="float" office:value="0.00311712083728344">
            <text:p>0.00312</text:p>
          </table:table-cell>
          <table:table-cell table:formula="of:=([.F73]-[.H73])/[.F73]" office:value-type="percentage" office:value="0.00380530190825446">
            <text:p>0.38%</text:p>
          </table:table-cell>
        </table:table-row>
        <table:table-row table:style-name="ro1">
          <table:table-cell table:number-columns-repeated="2"/>
          <table:table-cell office:value-type="float" office:value="330">
            <text:p>330.00000</text:p>
          </table:table-cell>
          <table:table-cell table:formula="of:=RADIANS([.C74])" office:value-type="float" office:value="5.75958653158129">
            <text:p>5.75959</text:p>
          </table:table-cell>
          <table:table-cell table:formula="of:=SIN([.D74])" office:value-type="float" office:value="-0.5">
            <text:p>-0.50000</text:p>
          </table:table-cell>
          <table:table-cell table:formula="of:=COS([.D74])" office:value-type="float" office:value="0.866025403784438">
            <text:p>0.86603</text:p>
          </table:table-cell>
          <table:table-cell table:formula="of:=[.E73]+([.E75]-[.E73])*(([.D74]-[.D73])/([.D75]-[.D73]))" office:value-type="float" office:value="-0.498097349045873">
            <text:p>-0.49810</text:p>
          </table:table-cell>
          <table:table-cell table:formula="of:=[.F73]+([.F75]-[.F73])*(([.D74]-[.D73])/([.D75]-[.D73]))" office:value-type="float" office:value="0.86272991566282">
            <text:p>0.86273</text:p>
          </table:table-cell>
          <table:table-cell table:formula="of:=[.E74]-[.G74]" office:value-type="float" office:value="-0.00190265095412723">
            <text:p>-0.00190</text:p>
          </table:table-cell>
          <table:table-cell table:formula="of:=([.E74]-[.G74])/[.E74]" office:value-type="percentage" office:value="0.00380530190825445">
            <text:p>0.38%</text:p>
          </table:table-cell>
          <table:table-cell table:formula="of:=[.F74]-[.H74]" office:value-type="float" office:value="0.00329548812161784">
            <text:p>0.00330</text:p>
          </table:table-cell>
          <table:table-cell table:formula="of:=([.F74]-[.H74])/[.F74]" office:value-type="percentage" office:value="0.00380530190825455">
            <text:p>0.38%</text:p>
          </table:table-cell>
        </table:table-row>
        <table:table-row table:style-name="ro1">
          <table:table-cell table:number-columns-repeated="2"/>
          <table:table-cell office:value-type="float" office:value="335">
            <text:p>335.00000</text:p>
          </table:table-cell>
          <table:table-cell table:formula="of:=RADIANS([.C75])" office:value-type="float" office:value="5.846852994181">
            <text:p>5.84685</text:p>
          </table:table-cell>
          <table:table-cell table:formula="of:=SIN([.D75])" office:value-type="float" office:value="-0.422618261740699">
            <text:p>-0.42262</text:p>
          </table:table-cell>
          <table:table-cell table:formula="of:=COS([.D75])" office:value-type="float" office:value="0.90630778703665">
            <text:p>0.90631</text:p>
          </table:table-cell>
          <table:table-cell table:formula="of:=[.E74]+([.E76]-[.E74])*(([.D75]-[.D74])/([.D76]-[.D74]))" office:value-type="float" office:value="-0.421010071662834">
            <text:p>-0.42101</text:p>
          </table:table-cell>
          <table:table-cell table:formula="of:=[.F74]+([.F76]-[.F74])*(([.D75]-[.D74])/([.D76]-[.D74]))" office:value-type="float" office:value="0.902859012285174">
            <text:p>0.90286</text:p>
          </table:table-cell>
          <table:table-cell table:formula="of:=[.E75]-[.G75]" office:value-type="float" office:value="-0.00160819007786511">
            <text:p>-0.00161</text:p>
          </table:table-cell>
          <table:table-cell table:formula="of:=([.E75]-[.G75])/[.E75]" office:value-type="percentage" office:value="0.00380530190825457">
            <text:p>0.38%</text:p>
          </table:table-cell>
          <table:table-cell table:formula="of:=[.F75]-[.H75]" office:value-type="float" office:value="0.00344877475147642">
            <text:p>0.00345</text:p>
          </table:table-cell>
          <table:table-cell table:formula="of:=([.F75]-[.H75])/[.F75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340">
            <text:p>340.00000</text:p>
          </table:table-cell>
          <table:table-cell table:formula="of:=RADIANS([.C76])" office:value-type="float" office:value="5.93411945678072">
            <text:p>5.93412</text:p>
          </table:table-cell>
          <table:table-cell table:formula="of:=SIN([.D76])" office:value-type="float" office:value="-0.342020143325669">
            <text:p>-0.34202</text:p>
          </table:table-cell>
          <table:table-cell table:formula="of:=COS([.D76])" office:value-type="float" office:value="0.939692620785908">
            <text:p>0.93969</text:p>
          </table:table-cell>
          <table:table-cell table:formula="of:=[.E75]+([.E77]-[.E75])*(([.D76]-[.D75])/([.D77]-[.D75]))" office:value-type="float" office:value="-0.34071865342161">
            <text:p>-0.34072</text:p>
          </table:table-cell>
          <table:table-cell table:formula="of:=[.F75]+([.F77]-[.F75])*(([.D76]-[.D75])/([.D77]-[.D75]))" office:value-type="float" office:value="0.936116806662859">
            <text:p>0.93612</text:p>
          </table:table-cell>
          <table:table-cell table:formula="of:=[.E76]-[.G76]" office:value-type="float" office:value="-0.00130148990405865">
            <text:p>-0.00130</text:p>
          </table:table-cell>
          <table:table-cell table:formula="of:=([.E76]-[.G76])/[.E76]" office:value-type="percentage" office:value="0.00380530190825452">
            <text:p>0.38%</text:p>
          </table:table-cell>
          <table:table-cell table:formula="of:=[.F76]-[.H76]" office:value-type="float" office:value="0.0035758141230493">
            <text:p>0.00358</text:p>
          </table:table-cell>
          <table:table-cell table:formula="of:=([.F76]-[.H76])/[.F76]" office:value-type="percentage" office:value="0.00380530190825451">
            <text:p>0.38%</text:p>
          </table:table-cell>
        </table:table-row>
        <table:table-row table:style-name="ro1">
          <table:table-cell table:number-columns-repeated="2"/>
          <table:table-cell office:value-type="float" office:value="345">
            <text:p>345.00000</text:p>
          </table:table-cell>
          <table:table-cell table:formula="of:=RADIANS([.C77])" office:value-type="float" office:value="6.02138591938044">
            <text:p>6.02139</text:p>
          </table:table-cell>
          <table:table-cell table:formula="of:=SIN([.D77])" office:value-type="float" office:value="-0.258819045102521">
            <text:p>-0.25882</text:p>
          </table:table-cell>
          <table:table-cell table:formula="of:=COS([.D77])" office:value-type="float" office:value="0.965925826289068">
            <text:p>0.96593</text:p>
          </table:table-cell>
          <table:table-cell table:formula="of:=[.E76]+([.E78]-[.E76])*(([.D77]-[.D76])/([.D78]-[.D76]))" office:value-type="float" office:value="-0.257834160496299">
            <text:p>-0.25783</text:p>
          </table:table-cell>
          <table:table-cell table:formula="of:=[.F76]+([.F78]-[.F76])*(([.D77]-[.D76])/([.D78]-[.D76]))" office:value-type="float" office:value="0.962250186899058">
            <text:p>0.96225</text:p>
          </table:table-cell>
          <table:table-cell table:formula="of:=[.E77]-[.G77]" office:value-type="float" office:value="-0.000984884606221203">
            <text:p>-0.00098</text:p>
          </table:table-cell>
          <table:table-cell table:formula="of:=([.E77]-[.G77])/[.E77]" office:value-type="percentage" office:value="0.0038053019082544">
            <text:p>0.38%</text:p>
          </table:table-cell>
          <table:table-cell table:formula="of:=[.F77]-[.H77]" office:value-type="float" office:value="0.00367563939001003">
            <text:p>0.00368</text:p>
          </table:table-cell>
          <table:table-cell table:formula="of:=([.F77]-[.H77])/[.F77]" office:value-type="percentage" office:value="0.00380530190825443">
            <text:p>0.38%</text:p>
          </table:table-cell>
        </table:table-row>
        <table:table-row table:style-name="ro1">
          <table:table-cell table:number-columns-repeated="2"/>
          <table:table-cell office:value-type="float" office:value="350">
            <text:p>350.00000</text:p>
          </table:table-cell>
          <table:table-cell table:formula="of:=RADIANS([.C78])" office:value-type="float" office:value="6.10865238198015">
            <text:p>6.10865</text:p>
          </table:table-cell>
          <table:table-cell table:formula="of:=SIN([.D78])" office:value-type="float" office:value="-0.17364817766693">
            <text:p>-0.17365</text:p>
          </table:table-cell>
          <table:table-cell table:formula="of:=COS([.D78])" office:value-type="float" office:value="0.984807753012208">
            <text:p>0.98481</text:p>
          </table:table-cell>
          <table:table-cell table:formula="of:=[.E77]+([.E79]-[.E77])*(([.D78]-[.D77])/([.D79]-[.D77]))" office:value-type="float" office:value="-0.172987393925089">
            <text:p>-0.17299</text:p>
          </table:table-cell>
          <table:table-cell table:formula="of:=[.F77]+([.F79]-[.F77])*(([.D78]-[.D77])/([.D79]-[.D77]))" office:value-type="float" office:value="0.981060262190407">
            <text:p>0.98106</text:p>
          </table:table-cell>
          <table:table-cell table:formula="of:=[.E78]-[.G78]" office:value-type="float" office:value="-0.000660783741840892">
            <text:p>-0.00066</text:p>
          </table:table-cell>
          <table:table-cell table:formula="of:=([.E78]-[.G78])/[.E78]" office:value-type="percentage" office:value="0.00380530190825453">
            <text:p>0.38%</text:p>
          </table:table-cell>
          <table:table-cell table:formula="of:=[.F78]-[.H78]" office:value-type="float" office:value="0.00374749082180104">
            <text:p>0.00375</text:p>
          </table:table-cell>
          <table:table-cell table:formula="of:=([.F78]-[.H78])/[.F78]" office:value-type="percentage" office:value="0.00380530190825435">
            <text:p>0.38%</text:p>
          </table:table-cell>
        </table:table-row>
        <table:table-row table:style-name="ro1">
          <table:table-cell table:number-columns-repeated="2"/>
          <table:table-cell office:value-type="float" office:value="355">
            <text:p>355.00000</text:p>
          </table:table-cell>
          <table:table-cell table:formula="of:=RADIANS([.C79])" office:value-type="float" office:value="6.19591884457987">
            <text:p>6.19592</text:p>
          </table:table-cell>
          <table:table-cell table:formula="of:=SIN([.D79])" office:value-type="float" office:value="-0.0871557427476583">
            <text:p>-0.08716</text:p>
          </table:table-cell>
          <table:table-cell table:formula="of:=COS([.D79])" office:value-type="float" office:value="0.996194698091746">
            <text:p>0.99619</text:p>
          </table:table-cell>
          <table:table-cell table:formula="of:=[.E78]+([.E80]-[.E78])*(([.D79]-[.D78])/([.D80]-[.D78]))" office:value-type="float" office:value="-0.0868240888334653">
            <text:p>-0.08682</text:p>
          </table:table-cell>
          <table:table-cell table:formula="of:=[.F78]+([.F80]-[.F78])*(([.D79]-[.D78])/([.D80]-[.D78]))" office:value-type="float" office:value="0.992403876506104">
            <text:p>0.99240</text:p>
          </table:table-cell>
          <table:table-cell table:formula="of:=[.E79]-[.G79]" office:value-type="float" office:value="-0.000331653914193">
            <text:p>-0.00033</text:p>
          </table:table-cell>
          <table:table-cell table:formula="of:=([.E79]-[.G79])/[.E79]" office:value-type="percentage" office:value="0.00380530190825447">
            <text:p>0.38%</text:p>
          </table:table-cell>
          <table:table-cell table:formula="of:=[.F79]-[.H79]" office:value-type="float" office:value="0.00379082158564148">
            <text:p>0.00379</text:p>
          </table:table-cell>
          <table:table-cell table:formula="of:=([.F79]-[.H79])/[.F79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360">
            <text:p>360.00000</text:p>
          </table:table-cell>
          <table:table-cell table:formula="of:=RADIANS([.C80])" office:value-type="float" office:value="6.28318530717959">
            <text:p>6.28319</text:p>
          </table:table-cell>
          <table:table-cell table:formula="of:=SIN([.D80])" office:value-type="float" office:value="-2.44929359829471E-016">
            <text:p>0.00000</text:p>
          </table:table-cell>
          <table:table-cell table:formula="of:=COS([.D80])" office:value-type="float" office:value="1">
            <text:p>1.00000</text:p>
          </table:table-cell>
          <table:table-cell/>
          <table:table-cell table:style-name="Default" table:number-columns-repeated="5"/>
        </table:table-row>
      </table:table>
      <table:table table:name="Plots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Plots.M30" table:end-x="0.0551in" table:end-y="0.063in" draw:z-index="0" draw:style-name="gr1" draw:text-style-name="P1" svg:width="8.9012in" svg:height="4.9996in" svg:x="0.0441in" svg:y="0.0421in">
              <draw:object draw:notify-on-update-of-ranges="Sin_Cos_Data.D8:Sin_Cos_Data.D80 Sin_Cos_Data.E5:Sin_Cos_Data.E5 Sin_Cos_Data.E8:Sin_Cos_Data.E80 Sin_Cos_Data.D9:Sin_Cos_Data.D79 Sin_Cos_Data.G5:Sin_Cos_Data.G5 Sin_Cos_Data.G9:Sin_Cos_Data.G79 Sin_Cos_Data.D8:Sin_Cos_Data.D80 Sin_Cos_Data.J5:Sin_Cos_Data.J5 Sin_Cos_Data.J9:Sin_Cos_Data.J7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Plots.M57" table:end-x="0.2197in" table:end-y="0.115in" draw:z-index="1" draw:style-name="gr1" draw:text-style-name="P1" svg:width="9.0331in" svg:height="4.3929in" svg:x="0.0768in" svg:y="0.1673in">
              <draw:object draw:notify-on-update-of-ranges="Sin_Cos_Data.D8:Sin_Cos_Data.D80 Sin_Cos_Data.F5:Sin_Cos_Data.F5 Sin_Cos_Data.F8:Sin_Cos_Data.F80 Sin_Cos_Data.D9:Sin_Cos_Data.D79 Sin_Cos_Data.H5:Sin_Cos_Data.H5 Sin_Cos_Data.H9:Sin_Cos_Data.H79 Sin_Cos_Data.D8:Sin_Cos_Data.D80 Sin_Cos_Data.L5:Sin_Cos_Data.L5 Sin_Cos_Data.L9:Sin_Cos_Data.L7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4/07/2015</text:date>, <text:time>11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4-07T09:54:31.13</meta:creation-date>
    <dc:date>2015-04-07T11:05:38.22</dc:date>
    <dc:creator>RCC RCCD</dc:creator>
    <meta:editing-duration>PT31M49S</meta:editing-duration>
    <meta:editing-cycles>12</meta:editing-cycles>
    <meta:generator>OpenOffice/4.1.0$Win32 OpenOffice.org_project/410m18$Build-9764</meta:generator>
    <meta:document-statistic meta:table-count="3" meta:cell-count="7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1cm" svg:height="12.7cm" xlink:href=".." xlink:type="simple" chart:class="chart:scatter" chart:style-name="ch1">
        <chart:title svg:x="9.542cm" svg:y="0.39cm" chart:style-name="ch2">
          <text:p>Sine Interpolation</text:p>
        </chart:title>
        <chart:legend chart:legend-position="end" svg:x="20.313cm" svg:y="5.514cm" style:legend-expansion="high" chart:style-name="ch3"/>
        <chart:plot-area chart:style-name="ch4" table:cell-range-address="Sin_Cos_Data.D8:Sin_Cos_Data.E80 Sin_Cos_Data.E5:Sin_Cos_Data.E5 Sin_Cos_Data.G5:Sin_Cos_Data.G5 Sin_Cos_Data.G9:Sin_Cos_Data.G79 Sin_Cos_Data.J5:Sin_Cos_Data.J5 Sin_Cos_Data.J9:Sin_Cos_Data.J79" chart:data-source-has-labels="row" svg:x="0.902cm" svg:y="1.931cm" svg:width="18.507cm" svg:height="10.095cm">
          <chartooo:coordinate-region svg:x="2.476cm" svg:y="2.143cm" svg:width="16.323cm" svg:height="9.67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_Cos_Data.E8:Sin_Cos_Data.E80" chart:label-cell-address="Sin_Cos_Data.E5:Sin_Cos_Data.E5" chart:class="chart:scatter">
            <chart:domain table:cell-range-address="Sin_Cos_Data.D8:Sin_Cos_Data.D80"/>
            <chart:data-point chart:repeated="73"/>
          </chart:series>
          <chart:series chart:style-name="ch8" chart:values-cell-range-address="Sin_Cos_Data.G9:Sin_Cos_Data.G79" chart:label-cell-address="Sin_Cos_Data.G5:Sin_Cos_Data.G5" chart:class="chart:scatter">
            <chart:domain table:cell-range-address="Sin_Cos_Data.D9:Sin_Cos_Data.D79"/>
            <chart:data-point chart:repeated="71"/>
          </chart:series>
          <chart:series chart:style-name="ch9" chart:values-cell-range-address="Sin_Cos_Data.J9:Sin_Cos_Data.J79" chart:label-cell-address="Sin_Cos_Data.J5:Sin_Cos_Data.J5" chart:class="chart:scatter">
            <chart:data-point chart:repeated="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n</text:p>
                <draw:g>
                  <svg:desc>Sin_Cos_Data.E5:Sin_Cos_Data.E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nterp.</text:p>
                <draw:g>
                  <svg:desc>Sin_Cos_Data.G5:Sin_Cos_Data.G5</svg:desc>
                </draw:g>
              </table:table-cell>
              <table:table-cell office:value-type="string">
                <text:p>Error</text:p>
                <draw:g>
                  <svg:desc>Sin_Cos_Data.J5:Sin_Cos_Data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_Cos_Data.D8:Sin_Cos_Data.D80</svg:desc>
                </draw:g>
              </table:table-cell>
              <table:table-cell office:value-type="float" office:value="0">
                <text:p>0</text:p>
                <draw:g>
                  <svg:desc>Sin_Cos_Data.E8:Sin_Cos_Data.E80</svg:desc>
                </draw:g>
              </table:table-cell>
              <table:table-cell office:value-type="float" office:value="0.0872664625997165">
                <text:p>0.0872664625997165</text:p>
                <draw:g>
                  <svg:desc>Sin_Cos_Data.D9:Sin_Cos_Data.D79</svg:desc>
                </draw:g>
              </table:table-cell>
              <table:table-cell office:value-type="float" office:value="0.0868240888334652">
                <text:p>0.0868240888334652</text:p>
                <draw:g>
                  <svg:desc>Sin_Cos_Data.G9:Sin_Cos_Data.G79</svg:desc>
                </draw:g>
              </table:table-cell>
              <table:table-cell office:value-type="float" office:value="0.00380530190825448">
                <text:p>0.00380530190825448</text:p>
                <draw:g>
                  <svg:desc>Sin_Cos_Data.J9:Sin_Cos_Data.J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2664625997165">
                <text:p>0.087266462599716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172987393925089">
                <text:p>0.17298739392508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257834160496299">
                <text:p>0.257834160496299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421010071662834">
                <text:p>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5">
                <text:p>0.5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76312941273777">
                <text:p>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862729915662821">
                <text:p>0.862729915662821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992403876506104">
                <text:p>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1">
                <text:p>1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0.992403876506104">
                <text:p>0.992403876506104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0.862729915662821">
                <text:p>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0.76312941273777">
                <text:p>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0.5">
                <text:p>0.5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0.421010071662834">
                <text:p>0.42101007166283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0.2578341604963">
                <text:p>0.2578341604963</text:p>
              </table:table-cell>
              <table:table-cell office:value-type="float" office:value="0.00380530190825439">
                <text:p>0.00380530190825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0.172987393925089">
                <text:p>0.172987393925089</text:p>
              </table:table-cell>
              <table:table-cell office:value-type="float" office:value="0.00380530190825454">
                <text:p>0.00380530190825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0.00380530190825448">
                <text:p>0.00380530190825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0868240888334649">
                <text:p>-0.0868240888334649</text:p>
              </table:table-cell>
              <table:table-cell office:value-type="float" office:value="0.00380530190825449">
                <text:p>0.00380530190825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17298739392509">
                <text:p>-0.1729873939250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2578341604963">
                <text:p>-0.2578341604963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5">
                <text:p>-0.5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64">
                <text:p>0.00380530190825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763129412737769">
                <text:p>-0.763129412737769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816034923451708">
                <text:p>-0.816034923451708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86272991566282">
                <text:p>-0.86272991566282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902859012285174">
                <text:p>-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">
                <text:p>-1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-0.902859012285173">
                <text:p>-0.902859012285173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-0.862729915662821">
                <text:p>-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-0.816034923451708">
                <text:p>-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-0.76312941273777">
                <text:p>-0.76312941273777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-0.5">
                <text:p>-0.5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-0.257834160496299">
                <text:p>-0.25783416049629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-0.172987393925089">
                <text:p>-0.17298739392508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-0.0868240888334653">
                <text:p>-0.0868240888334653</text:p>
              </table:table-cell>
              <table:table-cell office:value-type="float" office:value="0.00380530190825447">
                <text:p>0.003805301908254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45cm" svg:height="11.159cm" xlink:href=".." xlink:type="simple" chart:class="chart:scatter" chart:style-name="ch1">
        <chart:title svg:x="9.471cm" svg:y="0.359cm" chart:style-name="ch2">
          <text:p>Cosine Interpolation</text:p>
        </chart:title>
        <chart:legend chart:legend-position="end" svg:x="20.648cm" svg:y="4.743cm" style:legend-expansion="high" chart:style-name="ch3"/>
        <chart:plot-area chart:style-name="ch4" table:cell-range-address="Sin_Cos_Data.D8:Sin_Cos_Data.D80 Sin_Cos_Data.F5:Sin_Cos_Data.F5 Sin_Cos_Data.F8:Sin_Cos_Data.F80 Sin_Cos_Data.H5:Sin_Cos_Data.H5 Sin_Cos_Data.H9:Sin_Cos_Data.H79 Sin_Cos_Data.L5:Sin_Cos_Data.L5 Sin_Cos_Data.L9:Sin_Cos_Data.L79" chart:data-source-has-labels="row" svg:x="0.908cm" svg:y="1.807cm" svg:width="18.824cm" svg:height="8.709cm">
          <chartooo:coordinate-region svg:x="2.482cm" svg:y="2.019cm" svg:width="16.64cm" svg:height="8.28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_Cos_Data.F8:Sin_Cos_Data.F80" chart:label-cell-address="Sin_Cos_Data.F5:Sin_Cos_Data.F5" chart:class="chart:scatter">
            <chart:domain table:cell-range-address="Sin_Cos_Data.D8:Sin_Cos_Data.D80"/>
            <chart:data-point chart:repeated="73"/>
          </chart:series>
          <chart:series chart:style-name="ch8" chart:values-cell-range-address="Sin_Cos_Data.H9:Sin_Cos_Data.H79" chart:label-cell-address="Sin_Cos_Data.H5:Sin_Cos_Data.H5" chart:class="chart:scatter">
            <chart:domain table:cell-range-address="Sin_Cos_Data.D9:Sin_Cos_Data.D79"/>
            <chart:data-point chart:repeated="71"/>
          </chart:series>
          <chart:series chart:style-name="ch9" chart:values-cell-range-address="Sin_Cos_Data.L9:Sin_Cos_Data.L79" chart:label-cell-address="Sin_Cos_Data.L5:Sin_Cos_Data.L5" chart:class="chart:scatter">
            <chart:data-point chart:repeated="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s</text:p>
                <draw:g>
                  <svg:desc>Sin_Cos_Data.F5:Sin_Cos_Data.F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nterp.</text:p>
                <draw:g>
                  <svg:desc>Sin_Cos_Data.H5:Sin_Cos_Data.H5</svg:desc>
                </draw:g>
              </table:table-cell>
              <table:table-cell office:value-type="string">
                <text:p>Error</text:p>
                <draw:g>
                  <svg:desc>Sin_Cos_Data.L5:Sin_Cos_Data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_Cos_Data.D8:Sin_Cos_Data.D80</svg:desc>
                </draw:g>
              </table:table-cell>
              <table:table-cell office:value-type="float" office:value="1">
                <text:p>1</text:p>
                <draw:g>
                  <svg:desc>Sin_Cos_Data.F8:Sin_Cos_Data.F80</svg:desc>
                </draw:g>
              </table:table-cell>
              <table:table-cell office:value-type="float" office:value="0.0872664625997165">
                <text:p>0.0872664625997165</text:p>
                <draw:g>
                  <svg:desc>Sin_Cos_Data.D9:Sin_Cos_Data.D79</svg:desc>
                </draw:g>
              </table:table-cell>
              <table:table-cell office:value-type="float" office:value="0.992403876506104">
                <text:p>0.992403876506104</text:p>
                <draw:g>
                  <svg:desc>Sin_Cos_Data.H9:Sin_Cos_Data.H79</svg:desc>
                </draw:g>
              </table:table-cell>
              <table:table-cell office:value-type="float" office:value="0.00380530190825444">
                <text:p>0.00380530190825444</text:p>
                <draw:g>
                  <svg:desc>Sin_Cos_Data.L9:Sin_Cos_Data.L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2664625997165">
                <text:p>0.08726646259971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862729915662821">
                <text:p>0.862729915662821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76312941273777">
                <text:p>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5">
                <text:p>0.5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421010071662834">
                <text:p>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257834160496299">
                <text:p>0.257834160496299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17298739392509">
                <text:p>0.1729873939250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0868240888334651">
                <text:p>0.0868240888334651</text:p>
              </table:table-cell>
              <table:table-cell office:value-type="float" office:value="0.00380530190825464">
                <text:p>0.00380530190825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0871557427476581">
                <text:p>0.0871557427476581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-0.0868240888334652">
                <text:p>-0.0868240888334652</text:p>
              </table:table-cell>
              <table:table-cell office:value-type="float" office:value="0.00380530190825448">
                <text:p>0.00380530190825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-0.172987393925089">
                <text:p>-0.17298739392508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-0.2578341604963">
                <text:p>-0.2578341604963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-0.5">
                <text:p>-0.5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-0.76312941273777">
                <text:p>-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-0.816034923451709">
                <text:p>-0.816034923451709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-0.862729915662821">
                <text:p>-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-0.902859012285174">
                <text:p>-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-1">
                <text:p>-1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902859012285174">
                <text:p>-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862729915662821">
                <text:p>-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816034923451708">
                <text:p>-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76312941273777">
                <text:p>-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5">
                <text:p>-0.5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257834160496299">
                <text:p>-0.25783416049629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172987393925089">
                <text:p>-0.17298739392508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0868240888334653">
                <text:p>-0.0868240888334653</text:p>
              </table:table-cell>
              <table:table-cell office:value-type="float" office:value="0.00380530190825432">
                <text:p>0.003805301908254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0.0868240888334649">
                <text:p>0.0868240888334649</text:p>
              </table:table-cell>
              <table:table-cell office:value-type="float" office:value="0.00380530190825433">
                <text:p>0.003805301908254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0.172987393925089">
                <text:p>0.172987393925089</text:p>
              </table:table-cell>
              <table:table-cell office:value-type="float" office:value="0.00380530190825438">
                <text:p>0.00380530190825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0.257834160496299">
                <text:p>0.257834160496299</text:p>
              </table:table-cell>
              <table:table-cell office:value-type="float" office:value="0.00380530190825462">
                <text:p>0.00380530190825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0.421010071662835">
                <text:p>0.421010071662835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0.5">
                <text:p>0.5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0.763129412737769">
                <text:p>0.76312941273776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0.86272991566282">
                <text:p>0.86272991566282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0.992403876506104">
                <text:p>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